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236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0.898in"/>
    </style:style>
    <style:style style:name="co5" style:family="table-column">
      <style:table-column-properties fo:break-before="auto" style:column-width="1.2075in"/>
    </style:style>
    <style:style style:name="co6" style:family="table-column">
      <style:table-column-properties fo:break-before="auto" style:column-width="1.0764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862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02in"/>
    </style:style>
    <style:style style:name="co13" style:family="table-column">
      <style:table-column-properties fo:break-before="auto" style:column-width="2.1846in"/>
    </style:style>
    <style:style style:name="co14" style:family="table-column">
      <style:table-column-properties fo:break-before="auto" style:column-width="0.683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0047in"/>
    </style:style>
    <style:style style:name="co17" style:family="table-column">
      <style:table-column-properties fo:break-before="auto" style:column-width="0.4335in"/>
    </style:style>
    <style:style style:name="co18" style:family="table-column">
      <style:table-column-properties fo:break-before="auto" style:column-width="1.1008in"/>
    </style:style>
    <style:style style:name="co19" style:family="table-column">
      <style:table-column-properties fo:break-before="auto" style:column-width="1.0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ccff00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ff00"/>
      <style:text-properties fo:color="#000000"/>
    </style:style>
    <style:style style:name="ce13" style:family="table-cell" style:parent-style-name="Default">
      <style:table-cell-properties fo:background-color="#cc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ackground-color="#99ff66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99ff66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33ff99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ackground-color="#33ff99"/>
    </style:style>
    <style:style style:name="ce24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ff99"/>
      <style:text-properties fo:color="#000000"/>
    </style:style>
    <style:style style:name="ce26" style:family="table-cell" style:parent-style-name="Default">
      <style:table-cell-properties fo:background-color="#33ff99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33ff99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66ffff"/>
    </style:style>
    <style:style style:name="ce32" style:family="table-cell" style:parent-style-name="Default">
      <style:table-cell-properties fo:background-color="#66ffff"/>
      <style:text-properties fo:color="#000000"/>
    </style:style>
    <style:style style:name="ce33" style:family="table-cell" style:parent-style-name="Default">
      <style:table-cell-properties fo:background-color="#66ff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background-color="#66ff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ccff"/>
    </style:style>
    <style:style style:name="ce37" style:family="table-cell" style:parent-style-name="Default">
      <style:table-cell-properties fo:background-color="#00ccff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s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ce16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100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#Class</text:p>
          </table:table-cell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5"/>
          <table:table-cell table:style-name="ce5"/>
          <table:table-cell table:number-columns-repeated="2"/>
          <table:table-cell table:style-name="ce5"/>
          <table:table-cell/>
          <table:table-cell table:style-name="ce1"/>
          <table:table-cell/>
          <table:table-cell table:style-name="ce42" office:value-type="string" calcext:value-type="string">
            <text:p>S=static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5"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/>
          <table:table-cell table:style-name="ce42" office:value-type="string" calcext:value-type="string">
            <text:p>A=active au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13"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/>
          <table:table-cell office:value-type="string" calcext:value-type="string">
            <text:p>N=featurewise normd, center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Convrelu(64,3)</text:p>
          </table:table-cell>
          <table:table-cell table:number-columns-repeated="13"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9"/>
          <table:table-cell table:style-name="ce31" office:value-type="string" calcext:value-type="string">
            <text:p>Relu(512)</text:p>
          </table:table-cell>
          <table:table-cell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512)</text:p>
          </table:table-cell>
          <table:table-cell/>
          <table:table-cell table:style-name="ce31" office:value-type="string" calcext:value-type="string">
            <text:p>Relu(512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512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256)</text:p>
          </table:table-cell>
          <table:table-cell/>
          <table:table-cell table:style-name="ce31" office:value-type="string" calcext:value-type="string">
            <text:p>Relu(128)</text:p>
          </table:table-cell>
          <table:table-cell/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024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28,3)</text:p>
          </table:table-cell>
          <table:table-cell/>
          <table:table-cell table:style-name="ce8" office:value-type="string" calcext:value-type="string">
            <text:p>Convrelu(128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5"/>
          <table:table-cell table:style-name="ce31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2048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3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16,5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16,3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8" office:value-type="string" calcext:value-type="string">
            <text:p>Convrelu(32,3)</text:p>
          </table:table-cell>
          <table:table-cell table:number-columns-repeated="2"/>
          <table:table-cell table:style-name="ce31" office:value-type="string" calcext:value-type="string">
            <text:p>Relu(16)</text:p>
          </table:table-cell>
          <table:table-cell table:number-columns-repeated="3"/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100" calcext:value-type="float">
            <text:p>100</text:p>
          </table:table-cell>
          <table:table-cell table:style-name="ce8" office:value-type="string" calcext:value-type="string">
            <text:p>Convrelu(32,3)</text:p>
          </table:table-cell>
          <table:table-cell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5)</text:p>
          </table:table-cell>
          <table:table-cell table:number-columns-repeated="2"/>
          <table:table-cell table:style-name="ce14" office:value-type="string" calcext:value-type="string">
            <text:p>Maxpool(2)</text:p>
          </table:table-cell>
          <table:table-cell table:style-name="ce8" office:value-type="string" calcext:value-type="string">
            <text:p>Convrelu(64,3)</text:p>
          </table:table-cell>
          <table:table-cell/>
          <table:table-cell table:style-name="ce8" office:value-type="string" calcext:value-type="string">
            <text:p>Convrelu(64,3)</text:p>
          </table:table-cell>
          <table:table-cell table:number-columns-repeated="2"/>
          <table:table-cell table:style-name="ce31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00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table:style-name="ce2" office:value-type="string" calcext:value-type="string">
            <text:p>2_3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9" office:value-type="string" calcext:value-type="string">
            <text:p>Convrelu(32,3)</text:p>
          </table:table-cell>
          <table:table-cell table:style-name="ce15" office:value-type="string" calcext:value-type="string">
            <text:p>Maxpool(2)</text:p>
          </table:table-cell>
          <table:table-cell table:style-name="ce19"/>
          <table:table-cell table:style-name="ce22" office:value-type="string" calcext:value-type="string">
            <text:p>Dropout(0.25)</text:p>
          </table:table-cell>
          <table:table-cell table:style-name="ce19" table:number-columns-repeated="5"/>
          <table:table-cell table:number-columns-repeated="4"/>
          <table:table-cell table:style-name="ce34" office:value-type="string" calcext:value-type="string">
            <text:p>Relu(128)</text:p>
          </table:table-cell>
          <table:table-cell table:style-name="ce22" office:value-type="string" calcext:value-type="string">
            <text:p>Dropout(0.5)</text:p>
          </table:table-cell>
          <table:table-cell table:style-name="ce37" office:value-type="string" calcext:value-type="string">
            <text:p>Softmax(100)</text:p>
          </table:table-cell>
          <table:table-cell/>
          <table:table-cell table:style-name="ce19" table:number-columns-repeated="1004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/>
          <table:table-cell table:style-name="ce23" office:value-type="string" calcext:value-type="string">
            <text:p>Dropout(0.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6"/>
          <table:table-cell table:style-name="ce23" office:value-type="string" calcext:value-type="string">
            <text:p>Dropout(0.5)</text:p>
          </table:table-cell>
          <table:table-cell table:style-name="ce31" office:value-type="string" calcext:value-type="string">
            <text:p>Relu(128)</text:p>
          </table:table-cell>
          <table:table-cell table:style-name="ce23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16"/>
          <table:table-cell table:number-columns-repeated="1003"/>
        </table:table-row>
        <table:table-row table:style-name="ro1">
          <table:table-cell office:value-type="string" calcext:value-type="string">
            <text:p>2_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1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 table:number-columns-repeated="4"/>
          <table:table-cell/>
          <table:table-cell table:style-name="ce16"/>
          <table:table-cell table:style-name="ce24" office:value-type="string" calcext:value-type="string">
            <text:p>Dropout(0.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2_7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/>
          <table:table-cell table:style-name="ce16"/>
          <table:table-cell table:number-columns-repeated="3"/>
          <table:table-cell table:style-name="ce24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office:value-type="string" calcext:value-type="string">
            <text:p>3_1(S)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0" office:value-type="string" calcext:value-type="string">
            <text:p>Convrelu(32,3)</text:p>
          </table:table-cell>
          <table:table-cell table:style-name="ce16" table:number-columns-repeated="2"/>
          <table:table-cell table:style-name="ce24" office:value-type="string" calcext:value-type="string">
            <text:p>Dropout(0.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10" office:value-type="string" calcext:value-type="string">
            <text:p>Convrelu(64,3)</text:p>
          </table:table-cell>
          <table:table-cell table:style-name="ce28" office:value-type="string" calcext:value-type="string">
            <text:p>Maxpool(2)</text:p>
          </table:table-cell>
          <table:table-cell/>
          <table:table-cell table:style-name="ce16"/>
          <table:table-cell table:style-name="ce24" office:value-type="string" calcext:value-type="string">
            <text:p>Dropout(0.25)</text:p>
          </table:table-cell>
          <table:table-cell table:style-name="ce35" office:value-type="string" calcext:value-type="string">
            <text:p>Relu(128)</text:p>
          </table:table-cell>
          <table:table-cell table:style-name="ce24" office:value-type="string" calcext:value-type="string">
            <text:p>Dropout(0.5)</text:p>
          </table:table-cell>
          <table:table-cell table:style-name="ce38" office:value-type="string" calcext:value-type="string">
            <text:p>Softmax(100)</text:p>
          </table:table-cell>
          <table:table-cell/>
          <table:table-cell table:style-name="ce16" table:number-columns-repeated="1004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/>
          <table:table-cell table:style-name="ce32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1" office:value-type="string" calcext:value-type="string">
            <text:p>Relu(64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Convrelu(32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17"/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7" table:number-columns-repeated="2"/>
          <table:table-cell table:style-name="ce25" office:value-type="string" calcext:value-type="string">
            <text:p>Dropout(0.25)</text:p>
          </table:table-cell>
          <table:table-cell table:style-name="ce8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25" office:value-type="string" calcext:value-type="string">
            <text:p>Dropout(0.25)</text:p>
          </table:table-cell>
          <table:table-cell table:style-name="ce17" table:number-columns-repeated="2"/>
          <table:table-cell table:number-columns-repeated="2"/>
          <table:table-cell table:style-name="ce17"/>
          <table:table-cell table:style-name="ce31" office:value-type="string" calcext:value-type="string">
            <text:p>Relu(256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7" table:number-columns-repeated="6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(64,3)</text:p>
          </table:table-cell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2" office:value-type="string" calcext:value-type="string">
            <text:p>Conv(64,3)</text:p>
          </table:table-cell>
          <table:table-cell table:style-name="ce17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style-name="ce17" table:number-columns-repeated="4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64,3)</text:p>
          </table:table-cell>
          <table:table-cell table:style-name="ce17"/>
          <table:table-cell table:style-name="ce13" office:value-type="string" calcext:value-type="string">
            <text:p>Convrelu(64,3)</text:p>
          </table:table-cell>
          <table:table-cell table:style-name="ce17"/>
          <table:table-cell table:style-name="ce11" office:value-type="string" calcext:value-type="string">
            <text:p>Convrelu(64,3)</text:p>
          </table:table-cell>
          <table:table-cell table:style-name="ce17" table:number-columns-repeated="5"/>
          <table:table-cell table:number-columns-repeated="2"/>
          <table:table-cell table:style-name="ce17"/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string" calcext:value-type="string">
            <text:p>Convrelu(32,5)</text:p>
          </table:table-cell>
          <table:table-cell table:style-name="ce8" office:value-type="string" calcext:value-type="string">
            <text:p>Convrelu(32,3)</text:p>
          </table:table-cell>
          <table:table-cell table:style-name="ce14" office:value-type="string" calcext:value-type="string">
            <text:p>Maxpool(2)</text:p>
          </table:table-cell>
          <table:table-cell table:style-name="ce17"/>
          <table:table-cell table:style-name="ce25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 table:style-name="ce17" table:number-columns-repeated="3"/>
          <table:table-cell table:style-name="ce8" office:value-type="string" calcext:value-type="string">
            <text:p>Convrelu(64,3)</text:p>
          </table:table-cell>
          <table:table-cell table:style-name="ce14" office:value-type="string" calcext:value-type="string">
            <text:p>Maxpool(2)</text:p>
          </table:table-cell>
          <table:table-cell table:number-columns-repeated="2"/>
          <table:table-cell table:style-name="ce25" office:value-type="string" calcext:value-type="string">
            <text:p>Dropout(0.25)</text:p>
          </table:table-cell>
          <table:table-cell table:style-name="ce31" office:value-type="string" calcext:value-type="string">
            <text:p>Relu(128)</text:p>
          </table:table-cell>
          <table:table-cell table:style-name="ce25" office:value-type="string" calcext:value-type="string">
            <text:p>Dropout(0.5)</text:p>
          </table:table-cell>
          <table:table-cell table:style-name="ce36" office:value-type="string" calcext:value-type="string">
            <text:p>Softmax(100)</text:p>
          </table:table-cell>
          <table:table-cell/>
          <table:table-cell table:style-name="ce40"/>
          <table:table-cell table:style-name="ce17" table:number-columns-repeated="1003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0"/>
          <table:table-cell table:style-name="ce26" office:value-type="string" calcext:value-type="string">
            <text:p>Dropout(0.25)</text:p>
          </table:table-cell>
          <table:table-cell table:style-name="ce20" table:number-columns-repeated="5"/>
          <table:table-cell table:style-name="ce29"/>
          <table:table-cell table:number-columns-repeated="2"/>
          <table:table-cell table:style-name="ce29"/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10)</text:p>
          </table:table-cell>
          <table:table-cell/>
          <table:table-cell table:style-name="ce40"/>
          <table:table-cell table:style-name="ce41" table:number-columns-repeated="1003"/>
        </table:table-row>
        <table:table-row table:style-name="ro1">
          <table:table-cell office:value-type="string" calcext:value-type="string">
            <text:p>7_1(A)</text:p>
          </table:table-cell>
          <table:table-cell office:value-type="float" office:value="100" calcext:value-type="float">
            <text:p>100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3" office:value-type="string" calcext:value-type="string">
            <text:p>Relu(128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2(A)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Conv(64,3)</text:p>
          </table:table-cell>
          <table:table-cell table:style-name="ce13" office:value-type="string" calcext:value-type="string">
            <text:p>Convrelu(64,3)</text:p>
          </table:table-cell>
          <table:table-cell table:style-name="ce18" office:value-type="string" calcext:value-type="string">
            <text:p>Maxpool(2)</text:p>
          </table:table-cell>
          <table:table-cell table:number-columns-repeated="2"/>
          <table:table-cell table:style-name="ce12" office:value-type="string" calcext:value-type="string">
            <text:p>Conv(128,3)</text:p>
          </table:table-cell>
          <table:table-cell/>
          <table:table-cell table:style-name="ce13" office:value-type="string" calcext:value-type="string">
            <text:p>Convrelu(128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3" office:value-type="string" calcext:value-type="string">
            <text:p>Relu(128)</text:p>
          </table:table-cell>
          <table:table-cell/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3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1"/>
          <table:table-cell/>
          <table:table-cell table:style-name="ce21" table:number-columns-repeated="5"/>
          <table:table-cell table:style-name="ce30" table:number-columns-repeated="4"/>
          <table:table-cell table:style-name="ce33" office:value-type="string" calcext:value-type="string">
            <text:p>Relu(128)</text:p>
          </table:table-cell>
          <table:table-cell/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4(A)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/>
          <table:table-cell table:style-name="ce26" office:value-type="string" calcext:value-type="string">
            <text:p>Dropout(0.25)</text:p>
          </table:table-cell>
          <table:table-cell table:style-name="ce11" office:value-type="string" calcext:value-type="string">
            <text:p>Convrelu(64,3)</text:p>
          </table:table-cell>
          <table:table-cell/>
          <table:table-cell table:style-name="ce11" office:value-type="string" calcext:value-type="string">
            <text:p>Convrelu(64,3)</text:p>
          </table:table-cell>
          <table:table-cell table:number-columns-repeated="2"/>
          <table:table-cell table:style-name="ce18" office:value-type="string" calcext:value-type="string">
            <text:p>Maxpool(2)</text:p>
          </table:table-cell>
          <table:table-cell table:style-name="ce26" office:value-type="string" calcext:value-type="string">
            <text:p>Dropout(0.25)</text:p>
          </table:table-cell>
          <table:table-cell table:number-columns-repeated="2"/>
          <table:table-cell table:style-name="ce33" office:value-type="string" calcext:value-type="string">
            <text:p>Relu(512)</text:p>
          </table:table-cell>
          <table:table-cell table:style-name="ce26" office:value-type="string" calcext:value-type="string">
            <text:p>Dropout(0.5)</text:p>
          </table:table-cell>
          <table:table-cell table:style-name="ce39" office:value-type="string" calcext:value-type="string">
            <text:p>Softmax(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11" office:value-type="string" calcext:value-type="string">
            <text:p>Convrelu(32,3)</text:p>
          </table:table-cell>
          <table:table-cell table:style-name="ce18" office:value-type="string" calcext:value-type="string">
            <text:p>Maxpool(2)</text:p>
          </table:table-cell>
          <table:table-cell table:style-name="ce21"/>
          <table:table-cell table:style-name="ce27" office:value-type="string" calcext:value-type="string">
            <text:p>Dropout(0.25)</text:p>
          </table:table-cell>
          <table:table-cell table:style-name="ce21" table:number-columns-repeated="5"/>
          <table:table-cell table:style-name="ce30" table:number-columns-repeated="4"/>
          <table:table-cell table:style-name="ce33" office:value-type="string" calcext:value-type="string">
            <text:p>Relu(256)</text:p>
          </table:table-cell>
          <table:table-cell table:style-name="ce27" office:value-type="string" calcext:value-type="string">
            <text:p>Dropout(0.5)</text:p>
          </table:table-cell>
          <table:table-cell table:style-name="ce39" office:value-type="string" calcext:value-type="string">
            <text:p>Softmax(100)</text:p>
          </table:table-cell>
          <table:table-cell table:number-columns-repeated="1005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.Loss" table:style-name="ta1">
        <table:table-column table:style-name="co1" table:default-cell-style-name="ce1"/>
        <table:table-column table:style-name="co7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number-columns-repeated="95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6" office:value-type="string" calcext:value-type="string">
            <text:p>Training Loss</text:p>
          </table:table-cell>
          <table:table-cell table:style-name="ce16" table:number-columns-repeated="71"/>
          <table:table-cell/>
          <table:table-cell table:style-name="ce16" table:number-columns-repeated="950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10.58" calcext:value-type="float">
            <text:p>10.58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10.5" calcext:value-type="float">
            <text:p>10.5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10.48" calcext:value-type="float">
            <text:p>10.48</text:p>
          </table:table-cell>
          <table:table-cell table:number-columns-repeated="2" office:value-type="float" office:value="10.74" calcext:value-type="float">
            <text:p>10.74</text:p>
          </table:table-cell>
          <table:table-cell table:number-columns-repeated="70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1.74" calcext:value-type="float">
            <text:p>1.74</text:p>
          </table:table-cell>
          <table:table-cell table:number-columns-repeated="5" office:value-type="float" office:value="1.1" calcext:value-type="float">
            <text:p>1.1</text:p>
          </table:table-cell>
          <table:table-cell office:value-type="float" office:value="1.31" calcext:value-type="float">
            <text:p>1.31</text:p>
          </table:table-cell>
          <table:table-cell table:number-columns-repeated="2" office:value-type="float" office:value="1.1" calcext:value-type="float">
            <text:p>1.1</text:p>
          </table:table-cell>
          <table:table-cell table:number-columns-repeated="64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9.39" calcext:value-type="float">
            <text:p>9.39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10.46" calcext:value-type="float">
            <text:p>10.46</text:p>
          </table:table-cell>
          <table:table-cell table:number-columns-repeated="9" office:value-type="float" office:value="10.74" calcext:value-type="float">
            <text:p>10.74</text:p>
          </table:table-cell>
          <table:table-cell table:number-columns-repeated="63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8.44" calcext:value-type="float">
            <text:p>8.44</text:p>
          </table:table-cell>
          <table:table-cell table:number-columns-repeated="3" office:value-type="float" office:value="10.74" calcext:value-type="float">
            <text:p>10.74</text:p>
          </table:table-cell>
          <table:table-cell table:number-columns-repeated="69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10.18" calcext:value-type="float">
            <text:p>10.18</text:p>
          </table:table-cell>
          <table:table-cell table:number-columns-repeated="4" office:value-type="float" office:value="10.74" calcext:value-type="float">
            <text:p>10.74</text:p>
          </table:table-cell>
          <table:table-cell table:number-columns-repeated="68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1.57" calcext:value-type="float">
            <text:p>1.57</text:p>
          </table:table-cell>
          <table:table-cell office:value-type="float" office:value="1.11" calcext:value-type="float">
            <text:p>1.11</text:p>
          </table:table-cell>
          <table:table-cell table:number-columns-repeated="5" office:value-type="float" office:value="1.1" calcext:value-type="float">
            <text:p>1.1</text:p>
          </table:table-cell>
          <table:table-cell table:number-columns-repeated="66"/>
          <table:table-cell table:style-name="ce43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1</text:p>
          </table:table-cell>
          <table:table-cell office:value-type="float" office:value="15.78" calcext:value-type="float">
            <text:p>15.78</text:p>
          </table:table-cell>
          <table:table-cell table:number-columns-repeated="4" office:value-type="float" office:value="15.88" calcext:value-type="float">
            <text:p>15.88</text:p>
          </table:table-cell>
          <table:table-cell table:number-columns-repeated="68"/>
          <table:table-cell table:style-name="ce44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4.31" calcext:value-type="float">
            <text:p>4.31</text:p>
          </table:table-cell>
          <table:table-cell office:value-type="float" office:value="4.275" calcext:value-type="float">
            <text:p>4.275</text:p>
          </table:table-cell>
          <table:table-cell office:value-type="float" office:value="4.2711" calcext:value-type="float">
            <text:p>4.2711</text:p>
          </table:table-cell>
          <table:table-cell office:value-type="float" office:value="4.2695" calcext:value-type="float">
            <text:p>4.2695</text:p>
          </table:table-cell>
          <table:table-cell office:value-type="float" office:value="4.2674" calcext:value-type="float">
            <text:p>4.2674</text:p>
          </table:table-cell>
          <table:table-cell office:value-type="float" office:value="4.2676" calcext:value-type="float">
            <text:p>4.2676</text:p>
          </table:table-cell>
          <table:table-cell office:value-type="float" office:value="4.2662" calcext:value-type="float">
            <text:p>4.2662</text:p>
          </table:table-cell>
          <table:table-cell office:value-type="float" office:value="4.2661" calcext:value-type="float">
            <text:p>4.2661</text:p>
          </table:table-cell>
          <table:table-cell office:value-type="float" office:value="4.266" calcext:value-type="float">
            <text:p>4.266</text:p>
          </table:table-cell>
          <table:table-cell office:value-type="float" office:value="4.2652" calcext:value-type="float">
            <text:p>4.2652</text:p>
          </table:table-cell>
          <table:table-cell table:number-columns-repeated="63"/>
          <table:table-cell table:style-name="ce45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4.1688" calcext:value-type="float">
            <text:p>4.1688</text:p>
          </table:table-cell>
          <table:table-cell table:style-name="ce16" office:value-type="float" office:value="3.76" calcext:value-type="float">
            <text:p>3.76</text:p>
          </table:table-cell>
          <table:table-cell table:style-name="ce16" office:value-type="float" office:value="3.5197" calcext:value-type="float">
            <text:p>3.5197</text:p>
          </table:table-cell>
          <table:table-cell table:style-name="ce16" office:value-type="float" office:value="3.321" calcext:value-type="float">
            <text:p>3.321</text:p>
          </table:table-cell>
          <table:table-cell table:style-name="ce16" office:value-type="float" office:value="3.1483" calcext:value-type="float">
            <text:p>3.1483</text:p>
          </table:table-cell>
          <table:table-cell table:style-name="ce16" office:value-type="float" office:value="2.9772" calcext:value-type="float">
            <text:p>2.9772</text:p>
          </table:table-cell>
          <table:table-cell table:style-name="ce16" office:value-type="float" office:value="2.8146" calcext:value-type="float">
            <text:p>2.8146</text:p>
          </table:table-cell>
          <table:table-cell table:style-name="ce16" office:value-type="float" office:value="2.648" calcext:value-type="float">
            <text:p>2.648</text:p>
          </table:table-cell>
          <table:table-cell table:style-name="ce16" office:value-type="float" office:value="2.4911" calcext:value-type="float">
            <text:p>2.4911</text:p>
          </table:table-cell>
          <table:table-cell table:style-name="ce16" office:value-type="float" office:value="2.3469" calcext:value-type="float">
            <text:p>2.3469</text:p>
          </table:table-cell>
          <table:table-cell table:style-name="ce16" office:value-type="float" office:value="2.2075" calcext:value-type="float">
            <text:p>2.2075</text:p>
          </table:table-cell>
          <table:table-cell table:style-name="ce16" office:value-type="float" office:value="2.0523" calcext:value-type="float">
            <text:p>2.0523</text:p>
          </table:table-cell>
          <table:table-cell table:style-name="ce16" office:value-type="float" office:value="1.9228" calcext:value-type="float">
            <text:p>1.9228</text:p>
          </table:table-cell>
          <table:table-cell table:style-name="ce16" office:value-type="float" office:value="1.7879" calcext:value-type="float">
            <text:p>1.7879</text:p>
          </table:table-cell>
          <table:table-cell table:style-name="ce16" office:value-type="float" office:value="1.6803" calcext:value-type="float">
            <text:p>1.6803</text:p>
          </table:table-cell>
          <table:table-cell table:style-name="ce16" office:value-type="float" office:value="1.5767" calcext:value-type="float">
            <text:p>1.5767</text:p>
          </table:table-cell>
          <table:table-cell table:style-name="ce16" office:value-type="float" office:value="1.4809" calcext:value-type="float">
            <text:p>1.4809</text:p>
          </table:table-cell>
          <table:table-cell table:style-name="ce16" office:value-type="float" office:value="1.3843" calcext:value-type="float">
            <text:p>1.3843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1.2485" calcext:value-type="float">
            <text:p>1.2485</text:p>
          </table:table-cell>
          <table:table-cell table:style-name="ce16" office:value-type="float" office:value="1.1864" calcext:value-type="float">
            <text:p>1.1864</text:p>
          </table:table-cell>
          <table:table-cell table:style-name="ce16" office:value-type="float" office:value="1.1285" calcext:value-type="float">
            <text:p>1.1285</text:p>
          </table:table-cell>
          <table:table-cell table:style-name="ce16" office:value-type="float" office:value="1.0881" calcext:value-type="float">
            <text:p>1.0881</text:p>
          </table:table-cell>
          <table:table-cell table:style-name="ce16" office:value-type="float" office:value="1.0393" calcext:value-type="float">
            <text:p>1.0393</text:p>
          </table:table-cell>
          <table:table-cell table:style-name="ce16" office:value-type="float" office:value="1.0194" calcext:value-type="float">
            <text:p>1.0194</text:p>
          </table:table-cell>
          <table:table-cell table:style-name="ce16" office:value-type="float" office:value="0.994" calcext:value-type="float">
            <text:p>0.994</text:p>
          </table:table-cell>
          <table:table-cell table:style-name="ce16" office:value-type="float" office:value="0.9533" calcext:value-type="float">
            <text:p>0.9533</text:p>
          </table:table-cell>
          <table:table-cell table:style-name="ce16" office:value-type="float" office:value="0.9448" calcext:value-type="float">
            <text:p>0.9448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6" office:value-type="float" office:value="0.8977" calcext:value-type="float">
            <text:p>0.8977</text:p>
          </table:table-cell>
          <table:table-cell table:style-name="ce16" table:number-columns-repeated="43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4.3102" calcext:value-type="float">
            <text:p>4.3102</text:p>
          </table:table-cell>
          <table:table-cell office:value-type="float" office:value="4.2782" calcext:value-type="float">
            <text:p>4.2782</text:p>
          </table:table-cell>
          <table:table-cell office:value-type="float" office:value="4.2772" calcext:value-type="float">
            <text:p>4.2772</text:p>
          </table:table-cell>
          <table:table-cell office:value-type="float" office:value="4.2756" calcext:value-type="float">
            <text:p>4.2756</text:p>
          </table:table-cell>
          <table:table-cell office:value-type="float" office:value="4.2734" calcext:value-type="float">
            <text:p>4.2734</text:p>
          </table:table-cell>
          <table:table-cell office:value-type="float" office:value="4.2737" calcext:value-type="float">
            <text:p>4.2737</text:p>
          </table:table-cell>
          <table:table-cell table:number-columns-repeated="2" office:value-type="float" office:value="4.2729" calcext:value-type="float">
            <text:p>4.2729</text:p>
          </table:table-cell>
          <table:table-cell office:value-type="float" office:value="4.2721" calcext:value-type="float">
            <text:p>4.2721</text:p>
          </table:table-cell>
          <table:table-cell office:value-type="float" office:value="4.2724" calcext:value-type="float">
            <text:p>4.2724</text:p>
          </table:table-cell>
          <table:table-cell office:value-type="float" office:value="4.2729" calcext:value-type="float">
            <text:p>4.2729</text:p>
          </table:table-cell>
          <table:table-cell office:value-type="float" office:value="4.274" calcext:value-type="float">
            <text:p>4.274</text:p>
          </table:table-cell>
          <table:table-cell office:value-type="float" office:value="4.2722" calcext:value-type="float">
            <text:p>4.2722</text:p>
          </table:table-cell>
          <table:table-cell office:value-type="float" office:value="4.2732" calcext:value-type="float">
            <text:p>4.2732</text:p>
          </table:table-cell>
          <table:table-cell table:number-columns-repeated="59"/>
          <table:table-cell table:style-name="ce45" table:number-columns-repeated="2"/>
          <table:table-cell table:number-columns-repeated="948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4.2246" calcext:value-type="float">
            <text:p>4.2246</text:p>
          </table:table-cell>
          <table:table-cell table:style-name="ce16" office:value-type="float" office:value="3.9126" calcext:value-type="float">
            <text:p>3.9126</text:p>
          </table:table-cell>
          <table:table-cell table:style-name="ce16" office:value-type="float" office:value="3.6664" calcext:value-type="float">
            <text:p>3.6664</text:p>
          </table:table-cell>
          <table:table-cell table:style-name="ce16" office:value-type="float" office:value="3.4677" calcext:value-type="float">
            <text:p>3.4677</text:p>
          </table:table-cell>
          <table:table-cell table:style-name="ce16" office:value-type="float" office:value="3.2869" calcext:value-type="float">
            <text:p>3.2869</text:p>
          </table:table-cell>
          <table:table-cell table:style-name="ce16" office:value-type="float" office:value="3.1236" calcext:value-type="float">
            <text:p>3.1236</text:p>
          </table:table-cell>
          <table:table-cell table:style-name="ce16" office:value-type="float" office:value="2.968" calcext:value-type="float">
            <text:p>2.968</text:p>
          </table:table-cell>
          <table:table-cell table:style-name="ce16" office:value-type="float" office:value="2.8069" calcext:value-type="float">
            <text:p>2.8069</text:p>
          </table:table-cell>
          <table:table-cell table:style-name="ce16" office:value-type="float" office:value="2.6336" calcext:value-type="float">
            <text:p>2.6336</text:p>
          </table:table-cell>
          <table:table-cell table:style-name="ce16" office:value-type="float" office:value="2.4703" calcext:value-type="float">
            <text:p>2.4703</text:p>
          </table:table-cell>
          <table:table-cell table:style-name="ce16" office:value-type="float" office:value="2.3114" calcext:value-type="float">
            <text:p>2.3114</text:p>
          </table:table-cell>
          <table:table-cell table:style-name="ce16" office:value-type="float" office:value="2.1436" calcext:value-type="float">
            <text:p>2.1436</text:p>
          </table:table-cell>
          <table:table-cell table:style-name="ce16" office:value-type="float" office:value="1.9711" calcext:value-type="float">
            <text:p>1.9711</text:p>
          </table:table-cell>
          <table:table-cell table:style-name="ce16" office:value-type="float" office:value="1.8268" calcext:value-type="float">
            <text:p>1.8268</text:p>
          </table:table-cell>
          <table:table-cell table:style-name="ce16" office:value-type="float" office:value="1.681" calcext:value-type="float">
            <text:p>1.681</text:p>
          </table:table-cell>
          <table:table-cell table:style-name="ce16" office:value-type="float" office:value="1.5629" calcext:value-type="float">
            <text:p>1.5629</text:p>
          </table:table-cell>
          <table:table-cell table:style-name="ce16" office:value-type="float" office:value="1.4634" calcext:value-type="float">
            <text:p>1.4634</text:p>
          </table:table-cell>
          <table:table-cell table:style-name="ce16" office:value-type="float" office:value="1.3818" calcext:value-type="float">
            <text:p>1.3818</text:p>
          </table:table-cell>
          <table:table-cell table:style-name="ce16" office:value-type="float" office:value="1.3009" calcext:value-type="float">
            <text:p>1.3009</text:p>
          </table:table-cell>
          <table:table-cell table:style-name="ce16" office:value-type="float" office:value="1.2817" calcext:value-type="float">
            <text:p>1.2817</text:p>
          </table:table-cell>
          <table:table-cell table:style-name="ce16" office:value-type="float" office:value="1.2377" calcext:value-type="float">
            <text:p>1.2377</text:p>
          </table:table-cell>
          <table:table-cell table:style-name="ce16" office:value-type="float" office:value="1.2131" calcext:value-type="float">
            <text:p>1.2131</text:p>
          </table:table-cell>
          <table:table-cell table:style-name="ce16" office:value-type="float" office:value="1.2046" calcext:value-type="float">
            <text:p>1.2046</text:p>
          </table:table-cell>
          <table:table-cell table:style-name="ce16" office:value-type="float" office:value="1.1984" calcext:value-type="float">
            <text:p>1.1984</text:p>
          </table:table-cell>
          <table:table-cell table:style-name="ce16" office:value-type="float" office:value="1.2144" calcext:value-type="float">
            <text:p>1.2144</text:p>
          </table:table-cell>
          <table:table-cell table:style-name="ce16" office:value-type="float" office:value="1.2255" calcext:value-type="float">
            <text:p>1.2255</text:p>
          </table:table-cell>
          <table:table-cell table:style-name="ce16" office:value-type="float" office:value="1.2267" calcext:value-type="float">
            <text:p>1.2267</text:p>
          </table:table-cell>
          <table:table-cell table:style-name="ce16" office:value-type="float" office:value="1.2501" calcext:value-type="float">
            <text:p>1.2501</text:p>
          </table:table-cell>
          <table:table-cell table:style-name="ce16" office:value-type="float" office:value="1.2643" calcext:value-type="float">
            <text:p>1.2643</text:p>
          </table:table-cell>
          <table:table-cell table:style-name="ce16" office:value-type="float" office:value="1.2785" calcext:value-type="float">
            <text:p>1.2785</text:p>
          </table:table-cell>
          <table:table-cell table:style-name="ce16" office:value-type="float" office:value="1.2831" calcext:value-type="float">
            <text:p>1.2831</text:p>
          </table:table-cell>
          <table:table-cell table:style-name="ce16" office:value-type="float" office:value="1.3306" calcext:value-type="float">
            <text:p>1.3306</text:p>
          </table:table-cell>
          <table:table-cell table:style-name="ce16" office:value-type="float" office:value="1.334" calcext:value-type="float">
            <text:p>1.334</text:p>
          </table:table-cell>
          <table:table-cell table:style-name="ce16" office:value-type="float" office:value="1.3613" calcext:value-type="float">
            <text:p>1.3613</text:p>
          </table:table-cell>
          <table:table-cell table:style-name="ce16" office:value-type="float" office:value="1.3661" calcext:value-type="float">
            <text:p>1.3661</text:p>
          </table:table-cell>
          <table:table-cell table:style-name="ce16" office:value-type="float" office:value="1.4127" calcext:value-type="float">
            <text:p>1.4127</text:p>
          </table:table-cell>
          <table:table-cell table:style-name="ce16" office:value-type="float" office:value="1.4078" calcext:value-type="float">
            <text:p>1.4078</text:p>
          </table:table-cell>
          <table:table-cell table:style-name="ce16" office:value-type="float" office:value="1.4151" calcext:value-type="float">
            <text:p>1.4151</text:p>
          </table:table-cell>
          <table:table-cell table:style-name="ce16" office:value-type="float" office:value="1.3923" calcext:value-type="float">
            <text:p>1.3923</text:p>
          </table:table-cell>
          <table:table-cell table:style-name="ce16" office:value-type="float" office:value="1.4444" calcext:value-type="float">
            <text:p>1.4444</text:p>
          </table:table-cell>
          <table:table-cell table:style-name="ce16" office:value-type="float" office:value="1.4061" calcext:value-type="float">
            <text:p>1.4061</text:p>
          </table:table-cell>
          <table:table-cell table:style-name="ce16" office:value-type="float" office:value="1.4205" calcext:value-type="float">
            <text:p>1.4205</text:p>
          </table:table-cell>
          <table:table-cell table:style-name="ce16" table:number-columns-repeated="31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4.2534" calcext:value-type="float">
            <text:p>4.2534</text:p>
          </table:table-cell>
          <table:table-cell table:style-name="ce16" office:value-type="float" office:value="3.9406" calcext:value-type="float">
            <text:p>3.9406</text:p>
          </table:table-cell>
          <table:table-cell table:style-name="ce16" office:value-type="float" office:value="3.7275" calcext:value-type="float">
            <text:p>3.7275</text:p>
          </table:table-cell>
          <table:table-cell table:style-name="ce16" office:value-type="float" office:value="3.5514" calcext:value-type="float">
            <text:p>3.5514</text:p>
          </table:table-cell>
          <table:table-cell table:style-name="ce16" office:value-type="float" office:value="3.3835" calcext:value-type="float">
            <text:p>3.3835</text:p>
          </table:table-cell>
          <table:table-cell table:style-name="ce16" office:value-type="float" office:value="3.2496" calcext:value-type="float">
            <text:p>3.2496</text:p>
          </table:table-cell>
          <table:table-cell table:style-name="ce16" office:value-type="float" office:value="3.1271" calcext:value-type="float">
            <text:p>3.1271</text:p>
          </table:table-cell>
          <table:table-cell table:style-name="ce16" office:value-type="float" office:value="3.0179" calcext:value-type="float">
            <text:p>3.0179</text:p>
          </table:table-cell>
          <table:table-cell table:style-name="ce16" office:value-type="float" office:value="2.9186" calcext:value-type="float">
            <text:p>2.9186</text:p>
          </table:table-cell>
          <table:table-cell table:style-name="ce16" office:value-type="float" office:value="2.8364" calcext:value-type="float">
            <text:p>2.8364</text:p>
          </table:table-cell>
          <table:table-cell table:style-name="ce16" office:value-type="float" office:value="2.7533" calcext:value-type="float">
            <text:p>2.7533</text:p>
          </table:table-cell>
          <table:table-cell table:style-name="ce16" office:value-type="float" office:value="2.6955" calcext:value-type="float">
            <text:p>2.6955</text:p>
          </table:table-cell>
          <table:table-cell table:style-name="ce16" office:value-type="float" office:value="2.6291" calcext:value-type="float">
            <text:p>2.6291</text:p>
          </table:table-cell>
          <table:table-cell table:style-name="ce16" office:value-type="float" office:value="2.5896" calcext:value-type="float">
            <text:p>2.5896</text:p>
          </table:table-cell>
          <table:table-cell table:style-name="ce16" office:value-type="float" office:value="2.5365" calcext:value-type="float">
            <text:p>2.5365</text:p>
          </table:table-cell>
          <table:table-cell table:style-name="ce16" office:value-type="float" office:value="2.5008" calcext:value-type="float">
            <text:p>2.5008</text:p>
          </table:table-cell>
          <table:table-cell table:style-name="ce16" office:value-type="float" office:value="2.4599" calcext:value-type="float">
            <text:p>2.4599</text:p>
          </table:table-cell>
          <table:table-cell table:style-name="ce16" office:value-type="float" office:value="2.4422" calcext:value-type="float">
            <text:p>2.4422</text:p>
          </table:table-cell>
          <table:table-cell table:style-name="ce16" office:value-type="float" office:value="2.4242" calcext:value-type="float">
            <text:p>2.4242</text:p>
          </table:table-cell>
          <table:table-cell table:style-name="ce16" office:value-type="float" office:value="2.4098" calcext:value-type="float">
            <text:p>2.4098</text:p>
          </table:table-cell>
          <table:table-cell table:style-name="ce16" office:value-type="float" office:value="2.394" calcext:value-type="float">
            <text:p>2.394</text:p>
          </table:table-cell>
          <table:table-cell table:style-name="ce16" office:value-type="float" office:value="2.3948" calcext:value-type="float">
            <text:p>2.3948</text:p>
          </table:table-cell>
          <table:table-cell table:style-name="ce16" office:value-type="float" office:value="2.3932" calcext:value-type="float">
            <text:p>2.3932</text:p>
          </table:table-cell>
          <table:table-cell table:style-name="ce16" office:value-type="float" office:value="2.3877" calcext:value-type="float">
            <text:p>2.3877</text:p>
          </table:table-cell>
          <table:table-cell table:style-name="ce16" office:value-type="float" office:value="2.3876" calcext:value-type="float">
            <text:p>2.3876</text:p>
          </table:table-cell>
          <table:table-cell table:style-name="ce16" office:value-type="float" office:value="2.3744" calcext:value-type="float">
            <text:p>2.3744</text:p>
          </table:table-cell>
          <table:table-cell table:style-name="ce16" office:value-type="float" office:value="2.3938" calcext:value-type="float">
            <text:p>2.3938</text:p>
          </table:table-cell>
          <table:table-cell table:style-name="ce16" office:value-type="float" office:value="2.3795" calcext:value-type="float">
            <text:p>2.3795</text:p>
          </table:table-cell>
          <table:table-cell table:style-name="ce16" office:value-type="float" office:value="2.3847" calcext:value-type="float">
            <text:p>2.3847</text:p>
          </table:table-cell>
          <table:table-cell table:style-name="ce16" office:value-type="float" office:value="2.4028" calcext:value-type="float">
            <text:p>2.4028</text:p>
          </table:table-cell>
          <table:table-cell table:style-name="ce16" table:number-columns-repeated="43"/>
          <table:table-cell table:style-name="ce46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4.2722" calcext:value-type="float">
            <text:p>4.2722</text:p>
          </table:table-cell>
          <table:table-cell table:style-name="ce16" office:value-type="float" office:value="3.9875" calcext:value-type="float">
            <text:p>3.9875</text:p>
          </table:table-cell>
          <table:table-cell table:style-name="ce16" office:value-type="float" office:value="3.8308" calcext:value-type="float">
            <text:p>3.8308</text:p>
          </table:table-cell>
          <table:table-cell table:style-name="ce16" office:value-type="float" office:value="3.6866" calcext:value-type="float">
            <text:p>3.6866</text:p>
          </table:table-cell>
          <table:table-cell table:style-name="ce16" office:value-type="float" office:value="3.5597" calcext:value-type="float">
            <text:p>3.5597</text:p>
          </table:table-cell>
          <table:table-cell table:style-name="ce16" office:value-type="float" office:value="3.4404" calcext:value-type="float">
            <text:p>3.4404</text:p>
          </table:table-cell>
          <table:table-cell table:style-name="ce16" office:value-type="float" office:value="3.3232" calcext:value-type="float">
            <text:p>3.3232</text:p>
          </table:table-cell>
          <table:table-cell table:style-name="ce16" office:value-type="float" office:value="3.1959" calcext:value-type="float">
            <text:p>3.1959</text:p>
          </table:table-cell>
          <table:table-cell table:style-name="ce16" office:value-type="float" office:value="3.0748" calcext:value-type="float">
            <text:p>3.0748</text:p>
          </table:table-cell>
          <table:table-cell table:style-name="ce16" office:value-type="float" office:value="2.9412" calcext:value-type="float">
            <text:p>2.9412</text:p>
          </table:table-cell>
          <table:table-cell table:style-name="ce16" office:value-type="float" office:value="2.8089" calcext:value-type="float">
            <text:p>2.8089</text:p>
          </table:table-cell>
          <table:table-cell table:style-name="ce16" office:value-type="float" office:value="2.6677" calcext:value-type="float">
            <text:p>2.6677</text:p>
          </table:table-cell>
          <table:table-cell table:style-name="ce16" office:value-type="float" office:value="2.5339" calcext:value-type="float">
            <text:p>2.5339</text:p>
          </table:table-cell>
          <table:table-cell table:style-name="ce16" office:value-type="float" office:value="2.4268" calcext:value-type="float">
            <text:p>2.4268</text:p>
          </table:table-cell>
          <table:table-cell table:style-name="ce16" office:value-type="float" office:value="2.3014" calcext:value-type="float">
            <text:p>2.3014</text:p>
          </table:table-cell>
          <table:table-cell table:style-name="ce16" office:value-type="float" office:value="2.197" calcext:value-type="float">
            <text:p>2.197</text:p>
          </table:table-cell>
          <table:table-cell table:style-name="ce16" office:value-type="float" office:value="2.1066" calcext:value-type="float">
            <text:p>2.1066</text:p>
          </table:table-cell>
          <table:table-cell table:style-name="ce16" office:value-type="float" office:value="2.0506" calcext:value-type="float">
            <text:p>2.0506</text:p>
          </table:table-cell>
          <table:table-cell table:style-name="ce16" office:value-type="float" office:value="1.979" calcext:value-type="float">
            <text:p>1.979</text:p>
          </table:table-cell>
          <table:table-cell table:style-name="ce16" office:value-type="float" office:value="1.9436" calcext:value-type="float">
            <text:p>1.9436</text:p>
          </table:table-cell>
          <table:table-cell table:style-name="ce16" office:value-type="float" office:value="1.9125" calcext:value-type="float">
            <text:p>1.9125</text:p>
          </table:table-cell>
          <table:table-cell table:style-name="ce16" office:value-type="float" office:value="1.8624" calcext:value-type="float">
            <text:p>1.8624</text:p>
          </table:table-cell>
          <table:table-cell table:style-name="ce16" office:value-type="float" office:value="1.8641" calcext:value-type="float">
            <text:p>1.8641</text:p>
          </table:table-cell>
          <table:table-cell table:style-name="ce16" office:value-type="float" office:value="1.8505" calcext:value-type="float">
            <text:p>1.8505</text:p>
          </table:table-cell>
          <table:table-cell table:style-name="ce16" office:value-type="float" office:value="1.8459" calcext:value-type="float">
            <text:p>1.8459</text:p>
          </table:table-cell>
          <table:table-cell table:style-name="ce16" office:value-type="float" office:value="1.8185" calcext:value-type="float">
            <text:p>1.8185</text:p>
          </table:table-cell>
          <table:table-cell table:style-name="ce16" office:value-type="float" office:value="1.8495" calcext:value-type="float">
            <text:p>1.8495</text:p>
          </table:table-cell>
          <table:table-cell table:style-name="ce16" office:value-type="float" office:value="1.8498" calcext:value-type="float">
            <text:p>1.8498</text:p>
          </table:table-cell>
          <table:table-cell table:style-name="ce16" office:value-type="float" office:value="1.8483" calcext:value-type="float">
            <text:p>1.8483</text:p>
          </table:table-cell>
          <table:table-cell table:style-name="ce16" office:value-type="float" office:value="1.832" calcext:value-type="float">
            <text:p>1.832</text:p>
          </table:table-cell>
          <table:table-cell table:style-name="ce16" office:value-type="float" office:value="1.8721" calcext:value-type="float">
            <text:p>1.8721</text:p>
          </table:table-cell>
          <table:table-cell table:style-name="ce16" office:value-type="float" office:value="1.8494" calcext:value-type="float">
            <text:p>1.8494</text:p>
          </table:table-cell>
          <table:table-cell table:style-name="ce16" office:value-type="float" office:value="1.862" calcext:value-type="float">
            <text:p>1.862</text:p>
          </table:table-cell>
          <table:table-cell table:style-name="ce16" office:value-type="float" office:value="1.8647" calcext:value-type="float">
            <text:p>1.8647</text:p>
          </table:table-cell>
          <table:table-cell table:style-name="ce16" office:value-type="float" office:value="1.8777" calcext:value-type="float">
            <text:p>1.8777</text:p>
          </table:table-cell>
          <table:table-cell table:style-name="ce16" office:value-type="float" office:value="1.8999" calcext:value-type="float">
            <text:p>1.8999</text:p>
          </table:table-cell>
          <table:table-cell table:style-name="ce16" office:value-type="float" office:value="1.8778" calcext:value-type="float">
            <text:p>1.8778</text:p>
          </table:table-cell>
          <table:table-cell table:style-name="ce16" office:value-type="float" office:value="1.9144" calcext:value-type="float">
            <text:p>1.9144</text:p>
          </table:table-cell>
          <table:table-cell table:style-name="ce16" table:number-columns-repeated="35"/>
          <table:table-cell table:style-name="ce47" table:number-columns-repeated="2"/>
          <table:table-cell table:style-name="ce16" table:number-columns-repeated="948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4.3241" calcext:value-type="float">
            <text:p>4.3241</text:p>
          </table:table-cell>
          <table:table-cell table:style-name="ce16" office:value-type="float" office:value="4.0675" calcext:value-type="float">
            <text:p>4.0675</text:p>
          </table:table-cell>
          <table:table-cell table:style-name="ce16" office:value-type="float" office:value="3.8778" calcext:value-type="float">
            <text:p>3.8778</text:p>
          </table:table-cell>
          <table:table-cell table:style-name="ce16" office:value-type="float" office:value="3.6656" calcext:value-type="float">
            <text:p>3.6656</text:p>
          </table:table-cell>
          <table:table-cell table:style-name="ce16" office:value-type="float" office:value="3.49" calcext:value-type="float">
            <text:p>3.49</text:p>
          </table:table-cell>
          <table:table-cell table:style-name="ce16" office:value-type="float" office:value="3.3347" calcext:value-type="float">
            <text:p>3.3347</text:p>
          </table:table-cell>
          <table:table-cell table:style-name="ce16" office:value-type="float" office:value="3.1987" calcext:value-type="float">
            <text:p>3.1987</text:p>
          </table:table-cell>
          <table:table-cell table:style-name="ce16" office:value-type="float" office:value="3.0766" calcext:value-type="float">
            <text:p>3.0766</text:p>
          </table:table-cell>
          <table:table-cell table:style-name="ce16" office:value-type="float" office:value="2.9681" calcext:value-type="float">
            <text:p>2.9681</text:p>
          </table:table-cell>
          <table:table-cell table:style-name="ce16" office:value-type="float" office:value="2.8767" calcext:value-type="float">
            <text:p>2.8767</text:p>
          </table:table-cell>
          <table:table-cell table:style-name="ce16" office:value-type="float" office:value="2.7889" calcext:value-type="float">
            <text:p>2.7889</text:p>
          </table:table-cell>
          <table:table-cell table:style-name="ce16" office:value-type="float" office:value="2.6943" calcext:value-type="float">
            <text:p>2.6943</text:p>
          </table:table-cell>
          <table:table-cell table:style-name="ce16" office:value-type="float" office:value="2.6191" calcext:value-type="float">
            <text:p>2.6191</text:p>
          </table:table-cell>
          <table:table-cell table:style-name="ce16" office:value-type="float" office:value="2.5343" calcext:value-type="float">
            <text:p>2.5343</text:p>
          </table:table-cell>
          <table:table-cell table:style-name="ce16" office:value-type="float" office:value="2.4658" calcext:value-type="float">
            <text:p>2.4658</text:p>
          </table:table-cell>
          <table:table-cell table:style-name="ce16" office:value-type="float" office:value="2.3955" calcext:value-type="float">
            <text:p>2.3955</text:p>
          </table:table-cell>
          <table:table-cell table:style-name="ce16" office:value-type="float" office:value="2.3316" calcext:value-type="float">
            <text:p>2.3316</text:p>
          </table:table-cell>
          <table:table-cell table:style-name="ce16" office:value-type="float" office:value="2.2891" calcext:value-type="float">
            <text:p>2.2891</text:p>
          </table:table-cell>
          <table:table-cell table:style-name="ce16" office:value-type="float" office:value="2.2265" calcext:value-type="float">
            <text:p>2.2265</text:p>
          </table:table-cell>
          <table:table-cell table:style-name="ce16" office:value-type="float" office:value="2.1936" calcext:value-type="float">
            <text:p>2.1936</text:p>
          </table:table-cell>
          <table:table-cell table:style-name="ce16" office:value-type="float" office:value="2.1616" calcext:value-type="float">
            <text:p>2.1616</text:p>
          </table:table-cell>
          <table:table-cell table:style-name="ce16" office:value-type="float" office:value="2.1352" calcext:value-type="float">
            <text:p>2.1352</text:p>
          </table:table-cell>
          <table:table-cell table:style-name="ce16" office:value-type="float" office:value="2.1057" calcext:value-type="float">
            <text:p>2.1057</text:p>
          </table:table-cell>
          <table:table-cell table:style-name="ce16" office:value-type="float" office:value="2.0898" calcext:value-type="float">
            <text:p>2.0898</text:p>
          </table:table-cell>
          <table:table-cell table:style-name="ce16" office:value-type="float" office:value="2.0627" calcext:value-type="float">
            <text:p>2.0627</text:p>
          </table:table-cell>
          <table:table-cell table:style-name="ce16" office:value-type="float" office:value="2.0456" calcext:value-type="float">
            <text:p>2.0456</text:p>
          </table:table-cell>
          <table:table-cell table:style-name="ce16" office:value-type="float" office:value="2.0404" calcext:value-type="float">
            <text:p>2.0404</text:p>
          </table:table-cell>
          <table:table-cell table:style-name="ce16" office:value-type="float" office:value="2.0424" calcext:value-type="float">
            <text:p>2.0424</text:p>
          </table:table-cell>
          <table:table-cell table:style-name="ce16" office:value-type="float" office:value="2.0504" calcext:value-type="float">
            <text:p>2.0504</text:p>
          </table:table-cell>
          <table:table-cell table:style-name="ce16" office:value-type="float" office:value="2.0258" calcext:value-type="float">
            <text:p>2.0258</text:p>
          </table:table-cell>
          <table:table-cell table:style-name="ce16" table:number-columns-repeated="43"/>
          <table:table-cell table:style-name="ce48" table:number-columns-repeated="2"/>
          <table:table-cell table:style-name="ce16" table:number-columns-repeated="948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17" office:value-type="float" office:value="15.9675" calcext:value-type="float">
            <text:p>15.9675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table:number-columns-repeated="57"/>
          <table:table-cell table:style-name="ce49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17" office:value-type="float" office:value="15.9637" calcext:value-type="float">
            <text:p>15.9637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 office:value-type="float" office:value="15.9569" calcext:value-type="float">
            <text:p>15.9569</text:p>
          </table:table-cell>
          <table:table-cell table:style-name="ce17" office:value-type="float" office:value="15.957" calcext:value-type="float">
            <text:p>15.957</text:p>
          </table:table-cell>
          <table:table-cell table:style-name="ce17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number-columns-repeated="12" table:style-name="ce17" office:value-type="float" office:value="15.9569" calcext:value-type="float">
            <text:p>15.9569</text:p>
          </table:table-cell>
          <table:table-cell table:style-name="ce17" table:number-columns-repeated="61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17" office:value-type="float" office:value="15.9635" calcext:value-type="float">
            <text:p>15.9635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7"/>
          <table:table-cell table:style-name="ce50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7"/>
          <table:table-cell table:style-name="ce51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office:value-type="float" office:value="15.9606" calcext:value-type="float">
            <text:p>15.9606</text:p>
          </table:table-cell>
          <table:table-cell table:number-columns-repeated="5" table:style-name="ce17" office:value-type="float" office:value="15.9569" calcext:value-type="float">
            <text:p>15.9569</text:p>
          </table:table-cell>
          <table:table-cell table:style-name="ce17" table:number-columns-repeated="61"/>
          <table:table-cell table:style-name="ce52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17" office:value-type="float" office:value="15.9642" calcext:value-type="float">
            <text:p>15.9642</text:p>
          </table:table-cell>
          <table:table-cell table:number-columns-repeated="14" table:style-name="ce17" office:value-type="float" office:value="15.9569" calcext:value-type="float">
            <text:p>15.9569</text:p>
          </table:table-cell>
          <table:table-cell table:style-name="ce17" table:number-columns-repeated="58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17" office:value-type="float" office:value="15.9642" calcext:value-type="float">
            <text:p>15.9642</text:p>
          </table:table-cell>
          <table:table-cell table:number-columns-repeated="28" table:style-name="ce17" office:value-type="float" office:value="15.9569" calcext:value-type="float">
            <text:p>15.9569</text:p>
          </table:table-cell>
          <table:table-cell table:style-name="ce17" table:number-columns-repeated="44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17" office:value-type="float" office:value="14.563706792" calcext:value-type="float">
            <text:p>14.563706792</text:p>
          </table:table-cell>
          <table:table-cell table:number-columns-repeated="6" table:style-name="ce17" office:value-type="float" office:value="14.503707977" calcext:value-type="float">
            <text:p>14.503707977</text:p>
          </table:table-cell>
          <table:table-cell table:style-name="ce17" table:number-columns-repeated="66"/>
          <table:table-cell table:style-name="ce53" table:number-columns-repeated="2"/>
          <table:table-cell table:style-name="ce17" table:number-columns-repeated="948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10126052" calcext:value-type="float">
            <text:p>4.610126052</text:p>
          </table:table-cell>
          <table:table-cell office:value-type="float" office:value="4.610078991" calcext:value-type="float">
            <text:p>4.610078991</text:p>
          </table:table-cell>
          <table:table-cell office:value-type="float" office:value="4.610108931" calcext:value-type="float">
            <text:p>4.610108931</text:p>
          </table:table-cell>
          <table:table-cell office:value-type="float" office:value="4.610108576" calcext:value-type="float">
            <text:p>4.610108576</text:p>
          </table:table-cell>
          <table:table-cell office:value-type="float" office:value="4.609639942" calcext:value-type="float">
            <text:p>4.609639942</text:p>
          </table:table-cell>
          <table:table-cell office:value-type="float" office:value="4.610134258" calcext:value-type="float">
            <text:p>4.610134258</text:p>
          </table:table-cell>
          <table:table-cell office:value-type="float" office:value="4.609641062" calcext:value-type="float">
            <text:p>4.609641062</text:p>
          </table:table-cell>
          <table:table-cell office:value-type="float" office:value="4.610002307" calcext:value-type="float">
            <text:p>4.610002307</text:p>
          </table:table-cell>
          <table:table-cell office:value-type="float" office:value="4.610422383" calcext:value-type="float">
            <text:p>4.610422383</text:p>
          </table:table-cell>
          <table:table-cell office:value-type="float" office:value="4.610092346" calcext:value-type="float">
            <text:p>4.610092346</text:p>
          </table:table-cell>
          <table:table-cell office:value-type="float" office:value="4.609770307" calcext:value-type="float">
            <text:p>4.609770307</text:p>
          </table:table-cell>
          <table:table-cell office:value-type="float" office:value="4.609896641" calcext:value-type="float">
            <text:p>4.609896641</text:p>
          </table:table-cell>
          <table:table-cell office:value-type="float" office:value="4.610041901" calcext:value-type="float">
            <text:p>4.610041901</text:p>
          </table:table-cell>
          <table:table-cell office:value-type="float" office:value="4.610401614" calcext:value-type="float">
            <text:p>4.610401614</text:p>
          </table:table-cell>
          <table:table-cell office:value-type="float" office:value="4.609823774" calcext:value-type="float">
            <text:p>4.609823774</text:p>
          </table:table-cell>
          <table:table-cell office:value-type="float" office:value="4.610456942" calcext:value-type="float">
            <text:p>4.610456942</text:p>
          </table:table-cell>
          <table:table-cell office:value-type="float" office:value="4.609723109" calcext:value-type="float">
            <text:p>4.609723109</text:p>
          </table:table-cell>
          <table:table-cell office:value-type="float" office:value="4.609850934" calcext:value-type="float">
            <text:p>4.609850934</text:p>
          </table:table-cell>
          <table:table-cell office:value-type="float" office:value="4.610030685" calcext:value-type="float">
            <text:p>4.610030685</text:p>
          </table:table-cell>
          <table:table-cell office:value-type="float" office:value="4.609686446" calcext:value-type="float">
            <text:p>4.609686446</text:p>
          </table:table-cell>
          <table:table-cell office:value-type="float" office:value="4.610279771" calcext:value-type="float">
            <text:p>4.610279771</text:p>
          </table:table-cell>
          <table:table-cell office:value-type="float" office:value="4.610038092" calcext:value-type="float">
            <text:p>4.610038092</text:p>
          </table:table-cell>
          <table:table-cell office:value-type="float" office:value="4.610214484" calcext:value-type="float">
            <text:p>4.61021448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19613927" calcext:value-type="float">
            <text:p>1.619613927</text:p>
          </table:table-cell>
          <table:table-cell office:value-type="float" office:value="1.624605873" calcext:value-type="float">
            <text:p>1.624605873</text:p>
          </table:table-cell>
          <table:table-cell office:value-type="float" office:value="1.620606048" calcext:value-type="float">
            <text:p>1.620606048</text:p>
          </table:table-cell>
          <table:table-cell office:value-type="float" office:value="1.61886505" calcext:value-type="float">
            <text:p>1.61886505</text:p>
          </table:table-cell>
          <table:table-cell office:value-type="float" office:value="1.620907495" calcext:value-type="float">
            <text:p>1.620907495</text:p>
          </table:table-cell>
          <table:table-cell office:value-type="float" office:value="1.620428802" calcext:value-type="float">
            <text:p>1.620428802</text:p>
          </table:table-cell>
          <table:table-cell office:value-type="float" office:value="1.620359876" calcext:value-type="float">
            <text:p>1.620359876</text:p>
          </table:table-cell>
          <table:table-cell office:value-type="float" office:value="1.618783197" calcext:value-type="float">
            <text:p>1.618783197</text:p>
          </table:table-cell>
          <table:table-cell office:value-type="float" office:value="1.618702532" calcext:value-type="float">
            <text:p>1.618702532</text:p>
          </table:table-cell>
          <table:table-cell office:value-type="float" office:value="1.619110324" calcext:value-type="float">
            <text:p>1.619110324</text:p>
          </table:table-cell>
          <table:table-cell office:value-type="float" office:value="1.621664001" calcext:value-type="float">
            <text:p>1.621664001</text:p>
          </table:table-cell>
          <table:table-cell office:value-type="float" office:value="1.621971789" calcext:value-type="float">
            <text:p>1.621971789</text:p>
          </table:table-cell>
          <table:table-cell office:value-type="float" office:value="1.618551881" calcext:value-type="float">
            <text:p>1.618551881</text:p>
          </table:table-cell>
          <table:table-cell office:value-type="float" office:value="1.619833365" calcext:value-type="float">
            <text:p>1.619833365</text:p>
          </table:table-cell>
          <table:table-cell office:value-type="float" office:value="1.622703633" calcext:value-type="float">
            <text:p>1.622703633</text:p>
          </table:table-cell>
          <table:table-cell office:value-type="float" office:value="1.621374514" calcext:value-type="float">
            <text:p>1.621374514</text:p>
          </table:table-cell>
          <table:table-cell office:value-type="float" office:value="1.616652241" calcext:value-type="float">
            <text:p>1.616652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15468357" calcext:value-type="float">
            <text:p>1.615468357</text:p>
          </table:table-cell>
          <table:table-cell office:value-type="float" office:value="1.613515834" calcext:value-type="float">
            <text:p>1.613515834</text:p>
          </table:table-cell>
          <table:table-cell office:value-type="float" office:value="1.612803678" calcext:value-type="float">
            <text:p>1.612803678</text:p>
          </table:table-cell>
          <table:table-cell office:value-type="float" office:value="1.620559911" calcext:value-type="float">
            <text:p>1.620559911</text:p>
          </table:table-cell>
          <table:table-cell office:value-type="float" office:value="1.614937998" calcext:value-type="float">
            <text:p>1.614937998</text:p>
          </table:table-cell>
          <table:table-cell office:value-type="float" office:value="1.616116891" calcext:value-type="float">
            <text:p>1.616116891</text:p>
          </table:table-cell>
          <table:table-cell office:value-type="float" office:value="1.616995761" calcext:value-type="float">
            <text:p>1.616995761</text:p>
          </table:table-cell>
          <table:table-cell office:value-type="float" office:value="1.615685052" calcext:value-type="float">
            <text:p>1.615685052</text:p>
          </table:table-cell>
          <table:table-cell office:value-type="float" office:value="1.616245047" calcext:value-type="float">
            <text:p>1.616245047</text:p>
          </table:table-cell>
          <table:table-cell office:value-type="float" office:value="1.614844218" calcext:value-type="float">
            <text:p>1.614844218</text:p>
          </table:table-cell>
          <table:table-cell office:value-type="float" office:value="1.615795819" calcext:value-type="float">
            <text:p>1.615795819</text:p>
          </table:table-cell>
          <table:table-cell office:value-type="float" office:value="1.613302067" calcext:value-type="float">
            <text:p>1.613302067</text:p>
          </table:table-cell>
          <table:table-cell office:value-type="float" office:value="1.61683501" calcext:value-type="float">
            <text:p>1.61683501</text:p>
          </table:table-cell>
          <table:table-cell office:value-type="float" office:value="1.614604744" calcext:value-type="float">
            <text:p>1.614604744</text:p>
          </table:table-cell>
          <table:table-cell office:value-type="float" office:value="1.617144955" calcext:value-type="float">
            <text:p>1.617144955</text:p>
          </table:table-cell>
          <table:table-cell office:value-type="float" office:value="1.616910736" calcext:value-type="float">
            <text:p>1.616910736</text:p>
          </table:table-cell>
          <table:table-cell office:value-type="float" office:value="1.613338422" calcext:value-type="float">
            <text:p>1.613338422</text:p>
          </table:table-cell>
          <table:table-cell office:value-type="float" office:value="1.619859006" calcext:value-type="float">
            <text:p>1.619859006</text:p>
          </table:table-cell>
          <table:table-cell office:value-type="float" office:value="1.614764421" calcext:value-type="float">
            <text:p>1.614764421</text:p>
          </table:table-cell>
          <table:table-cell office:value-type="float" office:value="1.617369904" calcext:value-type="float">
            <text:p>1.617369904</text:p>
          </table:table-cell>
          <table:table-cell office:value-type="float" office:value="1.616840359" calcext:value-type="float">
            <text:p>1.616840359</text:p>
          </table:table-cell>
          <table:table-cell office:value-type="float" office:value="1.614072089" calcext:value-type="float">
            <text:p>1.614072089</text:p>
          </table:table-cell>
          <table:table-cell office:value-type="float" office:value="1.613958007" calcext:value-type="float">
            <text:p>1.61395800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23798361" calcext:value-type="float">
            <text:p>1.623798361</text:p>
          </table:table-cell>
          <table:table-cell office:value-type="float" office:value="1.618067932" calcext:value-type="float">
            <text:p>1.618067932</text:p>
          </table:table-cell>
          <table:table-cell office:value-type="float" office:value="1.618047121" calcext:value-type="float">
            <text:p>1.618047121</text:p>
          </table:table-cell>
          <table:table-cell office:value-type="float" office:value="1.617090957" calcext:value-type="float">
            <text:p>1.617090957</text:p>
          </table:table-cell>
          <table:table-cell office:value-type="float" office:value="1.614266267" calcext:value-type="float">
            <text:p>1.614266267</text:p>
          </table:table-cell>
          <table:table-cell office:value-type="float" office:value="1.614304605" calcext:value-type="float">
            <text:p>1.614304605</text:p>
          </table:table-cell>
          <table:table-cell office:value-type="float" office:value="1.615733163" calcext:value-type="float">
            <text:p>1.615733163</text:p>
          </table:table-cell>
          <table:table-cell office:value-type="float" office:value="1.61391626" calcext:value-type="float">
            <text:p>1.61391626</text:p>
          </table:table-cell>
          <table:table-cell office:value-type="float" office:value="1.616669045" calcext:value-type="float">
            <text:p>1.6166690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151" calcext:value-type="float">
            <text:p>1.6151</text:p>
          </table:table-cell>
          <table:table-cell office:value-type="float" office:value="1.62" calcext:value-type="float">
            <text:p>1.62</text:p>
          </table:table-cell>
          <table:table-cell office:value-type="float" office:value="1.6173" calcext:value-type="float">
            <text:p>1.6173</text:p>
          </table:table-cell>
          <table:table-cell office:value-type="float" office:value="1.6147" calcext:value-type="float">
            <text:p>1.6147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1" calcext:value-type="float">
            <text:p>1.6141</text:p>
          </table:table-cell>
          <table:table-cell office:value-type="float" office:value="1.6153" calcext:value-type="float">
            <text:p>1.6153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58" calcext:value-type="float">
            <text:p>1.6158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45" calcext:value-type="float">
            <text:p>1.6145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68" calcext:value-type="float">
            <text:p>1.6168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6149" calcext:value-type="float">
            <text:p>1.6149</text:p>
          </table:table-cell>
          <table:table-cell office:value-type="float" office:value="1.6169" calcext:value-type="float">
            <text:p>1.6169</text:p>
          </table:table-cell>
          <table:table-cell office:value-type="float" office:value="1.6128" calcext:value-type="float">
            <text:p>1.6128</text:p>
          </table:table-cell>
          <table:table-cell office:value-type="float" office:value="1.6152" calcext:value-type="float">
            <text:p>1.6152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77" calcext:value-type="float">
            <text:p>1.6177</text:p>
          </table:table-cell>
          <table:table-cell office:value-type="float" office:value="1.6169" calcext:value-type="float">
            <text:p>1.61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4.6136" calcext:value-type="float">
            <text:p>4.6136</text:p>
          </table:table-cell>
          <table:table-cell office:value-type="float" office:value="4.6138" calcext:value-type="float">
            <text:p>4.6138</text:p>
          </table:table-cell>
          <table:table-cell office:value-type="float" office:value="4.6137" calcext:value-type="float">
            <text:p>4.6137</text:p>
          </table:table-cell>
          <table:table-cell office:value-type="float" office:value="4.6136" calcext:value-type="float">
            <text:p>4.6136</text:p>
          </table:table-cell>
          <table:table-cell table:number-columns-repeated="2" office:value-type="float" office:value="4.6138" calcext:value-type="float">
            <text:p>4.6138</text:p>
          </table:table-cell>
          <table:table-cell office:value-type="float" office:value="4.6136" calcext:value-type="float">
            <text:p>4.6136</text:p>
          </table:table-cell>
          <table:table-cell table:number-columns-repeated="2" office:value-type="float" office:value="4.6138" calcext:value-type="float">
            <text:p>4.6138</text:p>
          </table:table-cell>
          <table:table-cell table:number-columns-repeated="2" office:value-type="float" office:value="4.6136" calcext:value-type="float">
            <text:p>4.613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.Loss'.BW2:'T.Loss'.BX10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1:'T.Loss'.BX11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2:'T.Loss'.BX1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17:'T.Loss'.BX19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0:'T.Loss'.BX24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3:'T.Loss'.BX23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  <calcext:conditional-format calcext:target-range-address="'T.Loss'.BW24:'T.Loss'.BX27">
            <calcext:color-scale>
              <calcext:color-scale-entry calcext:value="0" calcext:type="minimum" calcext:color="#ff0000"/>
              <calcext:color-scale-entry calcext:value="50" calcext:type="percentile" calcext:color="#000000"/>
              <calcext:color-scale-entry calcext:value="0" calcext:type="maximum" calcext:color="#00cc33"/>
            </calcext:color-scale>
          </calcext:conditional-format>
        </calcext:conditional-formats>
      </table:table>
      <table:table table:name="T.Acc" table:style-name="ta1">
        <table:table-column table:style-name="co1" table:default-cell-style-name="ce1"/>
        <table:table-column table:style-name="co16" table:default-cell-style-name="Default"/>
        <table:table-column table:style-name="co1" table:number-columns-repeated="35" table:default-cell-style-name="Default"/>
        <table:table-column table:style-name="co17" table:number-columns-repeated="24" table:default-cell-style-name="Default"/>
        <table:table-column table:style-name="co12" table:number-columns-repeated="96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aining Ac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2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3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33" calcext:value-type="float">
            <text:p>0.33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27" calcext:value-type="float">
            <text:p>0.3327</text:p>
          </table:table-cell>
          <table:table-cell table:number-columns-repeated="2" office:value-type="float" office:value="0.3227" calcext:value-type="float">
            <text:p>0.3227</text:p>
          </table:table-cell>
          <table:table-cell office:value-type="float" office:value="0.322" calcext:value-type="float">
            <text:p>0.3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5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6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7</text:p>
          </table:table-cell>
          <table:table-cell table:number-columns-repeated="8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_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127" calcext:value-type="float">
            <text:p>0.3127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32" calcext:value-type="float">
            <text:p>0.332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8" office:value-type="float" office:value="0.143" calcext:value-type="float">
            <text:p>0.1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142" calcext:value-type="float">
            <text:p>0.01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0.0464" calcext:value-type="float">
            <text:p>0.0464</text:p>
          </table:table-cell>
          <table:table-cell table:style-name="ce16" office:value-type="float" office:value="0.1019" calcext:value-type="float">
            <text:p>0.1019</text:p>
          </table:table-cell>
          <table:table-cell table:style-name="ce16" office:value-type="float" office:value="0.1466" calcext:value-type="float">
            <text:p>0.1466</text:p>
          </table:table-cell>
          <table:table-cell table:style-name="ce16" office:value-type="float" office:value="0.1827" calcext:value-type="float">
            <text:p>0.1827</text:p>
          </table:table-cell>
          <table:table-cell table:style-name="ce16" office:value-type="float" office:value="0.2148" calcext:value-type="float">
            <text:p>0.2148</text:p>
          </table:table-cell>
          <table:table-cell table:style-name="ce16" office:value-type="float" office:value="0.2459" calcext:value-type="float">
            <text:p>0.2459</text:p>
          </table:table-cell>
          <table:table-cell table:style-name="ce16" office:value-type="float" office:value="0.2819" calcext:value-type="float">
            <text:p>0.2819</text:p>
          </table:table-cell>
          <table:table-cell table:style-name="ce16" office:value-type="float" office:value="0.3121" calcext:value-type="float">
            <text:p>0.3121</text:p>
          </table:table-cell>
          <table:table-cell table:style-name="ce16" office:value-type="float" office:value="0.3462" calcext:value-type="float">
            <text:p>0.3462</text:p>
          </table:table-cell>
          <table:table-cell table:style-name="ce16" office:value-type="float" office:value="0.3745" calcext:value-type="float">
            <text:p>0.3745</text:p>
          </table:table-cell>
          <table:table-cell table:style-name="ce16" office:value-type="float" office:value="0.406" calcext:value-type="float">
            <text:p>0.406</text:p>
          </table:table-cell>
          <table:table-cell table:style-name="ce16" office:value-type="float" office:value="0.4414" calcext:value-type="float">
            <text:p>0.4414</text:p>
          </table:table-cell>
          <table:table-cell table:style-name="ce16" office:value-type="float" office:value="0.4776" calcext:value-type="float">
            <text:p>0.4776</text:p>
          </table:table-cell>
          <table:table-cell table:style-name="ce16" office:value-type="float" office:value="0.5046" calcext:value-type="float">
            <text:p>0.5046</text:p>
          </table:table-cell>
          <table:table-cell table:style-name="ce16" office:value-type="float" office:value="0.5307" calcext:value-type="float">
            <text:p>0.5307</text:p>
          </table:table-cell>
          <table:table-cell table:style-name="ce16" office:value-type="float" office:value="0.5555" calcext:value-type="float">
            <text:p>0.5555</text:p>
          </table:table-cell>
          <table:table-cell table:style-name="ce16" office:value-type="float" office:value="0.581" calcext:value-type="float">
            <text:p>0.581</text:p>
          </table:table-cell>
          <table:table-cell table:style-name="ce16" office:value-type="float" office:value="0.6028" calcext:value-type="float">
            <text:p>0.6028</text:p>
          </table:table-cell>
          <table:table-cell table:style-name="ce16" office:value-type="float" office:value="0.6238" calcext:value-type="float">
            <text:p>0.6238</text:p>
          </table:table-cell>
          <table:table-cell table:style-name="ce16" office:value-type="float" office:value="0.6353" calcext:value-type="float">
            <text:p>0.6353</text:p>
          </table:table-cell>
          <table:table-cell table:style-name="ce16" office:value-type="float" office:value="0.6539" calcext:value-type="float">
            <text:p>0.6539</text:p>
          </table:table-cell>
          <table:table-cell table:style-name="ce16" office:value-type="float" office:value="0.6709" calcext:value-type="float">
            <text:p>0.6709</text:p>
          </table:table-cell>
          <table:table-cell table:style-name="ce16" office:value-type="float" office:value="0.6816" calcext:value-type="float">
            <text:p>0.6816</text:p>
          </table:table-cell>
          <table:table-cell table:style-name="ce16" office:value-type="float" office:value="0.6949" calcext:value-type="float">
            <text:p>0.6949</text:p>
          </table:table-cell>
          <table:table-cell table:style-name="ce16" office:value-type="float" office:value="0.7015" calcext:value-type="float">
            <text:p>0.7015</text:p>
          </table:table-cell>
          <table:table-cell table:style-name="ce16" office:value-type="float" office:value="0.7122" calcext:value-type="float">
            <text:p>0.7122</text:p>
          </table:table-cell>
          <table:table-cell table:style-name="ce16" table:number-columns-repeated="997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138" calcext:value-type="float">
            <text:p>0.01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0.0361" calcext:value-type="float">
            <text:p>0.0361</text:p>
          </table:table-cell>
          <table:table-cell table:style-name="ce16" office:value-type="float" office:value="0.0763" calcext:value-type="float">
            <text:p>0.0763</text:p>
          </table:table-cell>
          <table:table-cell table:style-name="ce16" office:value-type="float" office:value="0.1205" calcext:value-type="float">
            <text:p>0.1205</text:p>
          </table:table-cell>
          <table:table-cell table:style-name="ce16" office:value-type="float" office:value="0.1535" calcext:value-type="float">
            <text:p>0.1535</text:p>
          </table:table-cell>
          <table:table-cell table:style-name="ce16" office:value-type="float" office:value="0.1871" calcext:value-type="float">
            <text:p>0.1871</text:p>
          </table:table-cell>
          <table:table-cell table:style-name="ce16" office:value-type="float" office:value="0.2185" calcext:value-type="float">
            <text:p>0.2185</text:p>
          </table:table-cell>
          <table:table-cell table:style-name="ce16" office:value-type="float" office:value="0.2483" calcext:value-type="float">
            <text:p>0.2483</text:p>
          </table:table-cell>
          <table:table-cell table:style-name="ce16" office:value-type="float" office:value="0.2825" calcext:value-type="float">
            <text:p>0.2825</text:p>
          </table:table-cell>
          <table:table-cell table:style-name="ce16" office:value-type="float" office:value="0.3137" calcext:value-type="float">
            <text:p>0.3137</text:p>
          </table:table-cell>
          <table:table-cell table:style-name="ce16" office:value-type="float" office:value="0.3477" calcext:value-type="float">
            <text:p>0.3477</text:p>
          </table:table-cell>
          <table:table-cell table:style-name="ce16" office:value-type="float" office:value="0.3846" calcext:value-type="float">
            <text:p>0.3846</text:p>
          </table:table-cell>
          <table:table-cell table:style-name="ce16" office:value-type="float" office:value="0.4221" calcext:value-type="float">
            <text:p>0.4221</text:p>
          </table:table-cell>
          <table:table-cell table:style-name="ce16" office:value-type="float" office:value="0.4577" calcext:value-type="float">
            <text:p>0.4577</text:p>
          </table:table-cell>
          <table:table-cell table:style-name="ce16" office:value-type="float" office:value="0.4924" calcext:value-type="float">
            <text:p>0.4924</text:p>
          </table:table-cell>
          <table:table-cell table:style-name="ce16" office:value-type="float" office:value="0.5282" calcext:value-type="float">
            <text:p>0.5282</text:p>
          </table:table-cell>
          <table:table-cell table:style-name="ce16" office:value-type="float" office:value="0.5598" calcext:value-type="float">
            <text:p>0.5598</text:p>
          </table:table-cell>
          <table:table-cell table:style-name="ce16" office:value-type="float" office:value="0.5845" calcext:value-type="float">
            <text:p>0.5845</text:p>
          </table:table-cell>
          <table:table-cell table:style-name="ce16" office:value-type="float" office:value="0.6063" calcext:value-type="float">
            <text:p>0.6063</text:p>
          </table:table-cell>
          <table:table-cell table:style-name="ce16" office:value-type="float" office:value="0.6268" calcext:value-type="float">
            <text:p>0.6268</text:p>
          </table:table-cell>
          <table:table-cell table:style-name="ce16" office:value-type="float" office:value="0.6332" calcext:value-type="float">
            <text:p>0.6332</text:p>
          </table:table-cell>
          <table:table-cell table:style-name="ce16" office:value-type="float" office:value="0.6471" calcext:value-type="float">
            <text:p>0.6471</text:p>
          </table:table-cell>
          <table:table-cell table:style-name="ce16" office:value-type="float" office:value="0.654" calcext:value-type="float">
            <text:p>0.654</text:p>
          </table:table-cell>
          <table:table-cell table:style-name="ce16" office:value-type="float" office:value="0.6619" calcext:value-type="float">
            <text:p>0.6619</text:p>
          </table:table-cell>
          <table:table-cell table:style-name="ce16" office:value-type="float" office:value="0.6616" calcext:value-type="float">
            <text:p>0.6616</text:p>
          </table:table-cell>
          <table:table-cell table:style-name="ce16" office:value-type="float" office:value="0.6635" calcext:value-type="float">
            <text:p>0.6635</text:p>
          </table:table-cell>
          <table:table-cell table:style-name="ce16" office:value-type="float" office:value="0.6611" calcext:value-type="float">
            <text:p>0.6611</text:p>
          </table:table-cell>
          <table:table-cell table:style-name="ce16" office:value-type="float" office:value="0.6624" calcext:value-type="float">
            <text:p>0.6624</text:p>
          </table:table-cell>
          <table:table-cell table:style-name="ce16" office:value-type="float" office:value="0.6575" calcext:value-type="float">
            <text:p>0.6575</text:p>
          </table:table-cell>
          <table:table-cell table:style-name="ce16" office:value-type="float" office:value="0.659" calcext:value-type="float">
            <text:p>0.659</text:p>
          </table:table-cell>
          <table:table-cell table:style-name="ce16" office:value-type="float" office:value="0.6557" calcext:value-type="float">
            <text:p>0.6557</text:p>
          </table:table-cell>
          <table:table-cell table:style-name="ce16" office:value-type="float" office:value="0.6554" calcext:value-type="float">
            <text:p>0.6554</text:p>
          </table:table-cell>
          <table:table-cell table:style-name="ce16" office:value-type="float" office:value="0.6426" calcext:value-type="float">
            <text:p>0.6426</text:p>
          </table:table-cell>
          <table:table-cell table:style-name="ce16" office:value-type="float" office:value="0.6442" calcext:value-type="float">
            <text:p>0.6442</text:p>
          </table:table-cell>
          <table:table-cell table:style-name="ce16" office:value-type="float" office:value="0.6379" calcext:value-type="float">
            <text:p>0.6379</text:p>
          </table:table-cell>
          <table:table-cell table:style-name="ce16" office:value-type="float" office:value="0.6325" calcext:value-type="float">
            <text:p>0.6325</text:p>
          </table:table-cell>
          <table:table-cell table:style-name="ce16" office:value-type="float" office:value="0.6327" calcext:value-type="float">
            <text:p>0.6327</text:p>
          </table:table-cell>
          <table:table-cell table:style-name="ce16" table:number-columns-repeated="987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0.0293" calcext:value-type="float">
            <text:p>0.0293</text:p>
          </table:table-cell>
          <table:table-cell table:style-name="ce16" office:value-type="float" office:value="0.0662" calcext:value-type="float">
            <text:p>0.0662</text:p>
          </table:table-cell>
          <table:table-cell table:style-name="ce16" office:value-type="float" office:value="0.1052" calcext:value-type="float">
            <text:p>0.1052</text:p>
          </table:table-cell>
          <table:table-cell table:style-name="ce16" office:value-type="float" office:value="0.1405" calcext:value-type="float">
            <text:p>0.1405</text:p>
          </table:table-cell>
          <table:table-cell table:style-name="ce16" office:value-type="float" office:value="0.1681" calcext:value-type="float">
            <text:p>0.1681</text:p>
          </table:table-cell>
          <table:table-cell table:style-name="ce16" office:value-type="float" office:value="0.1906" calcext:value-type="float">
            <text:p>0.1906</text:p>
          </table:table-cell>
          <table:table-cell table:style-name="ce16" office:value-type="float" office:value="0.2139" calcext:value-type="float">
            <text:p>0.2139</text:p>
          </table:table-cell>
          <table:table-cell table:style-name="ce16" office:value-type="float" office:value="0.2337" calcext:value-type="float">
            <text:p>0.2337</text:p>
          </table:table-cell>
          <table:table-cell table:style-name="ce16" office:value-type="float" office:value="0.2592" calcext:value-type="float">
            <text:p>0.2592</text:p>
          </table:table-cell>
          <table:table-cell table:style-name="ce16" office:value-type="float" office:value="0.2742" calcext:value-type="float">
            <text:p>0.2742</text:p>
          </table:table-cell>
          <table:table-cell table:style-name="ce16" office:value-type="float" office:value="0.2899" calcext:value-type="float">
            <text:p>0.2899</text:p>
          </table:table-cell>
          <table:table-cell table:style-name="ce16" office:value-type="float" office:value="0.3035" calcext:value-type="float">
            <text:p>0.3035</text:p>
          </table:table-cell>
          <table:table-cell table:style-name="ce16" office:value-type="float" office:value="0.3141" calcext:value-type="float">
            <text:p>0.3141</text:p>
          </table:table-cell>
          <table:table-cell table:style-name="ce16" office:value-type="float" office:value="0.3235" calcext:value-type="float">
            <text:p>0.3235</text:p>
          </table:table-cell>
          <table:table-cell table:style-name="ce16" office:value-type="float" office:value="0.3365" calcext:value-type="float">
            <text:p>0.3365</text:p>
          </table:table-cell>
          <table:table-cell table:style-name="ce16" office:value-type="float" office:value="0.3408" calcext:value-type="float">
            <text:p>0.3408</text:p>
          </table:table-cell>
          <table:table-cell table:style-name="ce16" office:value-type="float" office:value="0.3526" calcext:value-type="float">
            <text:p>0.3526</text:p>
          </table:table-cell>
          <table:table-cell table:style-name="ce16" office:value-type="float" office:value="0.3567" calcext:value-type="float">
            <text:p>0.3567</text:p>
          </table:table-cell>
          <table:table-cell table:style-name="ce16" office:value-type="float" office:value="0.364" calcext:value-type="float">
            <text:p>0.364</text:p>
          </table:table-cell>
          <table:table-cell table:style-name="ce16" office:value-type="float" office:value="0.3691" calcext:value-type="float">
            <text:p>0.3691</text:p>
          </table:table-cell>
          <table:table-cell table:style-name="ce16" office:value-type="float" office:value="0.3693" calcext:value-type="float">
            <text:p>0.3693</text:p>
          </table:table-cell>
          <table:table-cell table:style-name="ce16" office:value-type="float" office:value="0.3706" calcext:value-type="float">
            <text:p>0.3706</text:p>
          </table:table-cell>
          <table:table-cell table:style-name="ce16" office:value-type="float" office:value="0.3722" calcext:value-type="float">
            <text:p>0.3722</text:p>
          </table:table-cell>
          <table:table-cell table:style-name="ce16" office:value-type="float" office:value="0.3773" calcext:value-type="float">
            <text:p>0.3773</text:p>
          </table:table-cell>
          <table:table-cell table:style-name="ce16" office:value-type="float" office:value="0.3764" calcext:value-type="float">
            <text:p>0.3764</text:p>
          </table:table-cell>
          <table:table-cell table:style-name="ce16" office:value-type="float" office:value="0.3807" calcext:value-type="float">
            <text:p>0.3807</text:p>
          </table:table-cell>
          <table:table-cell table:style-name="ce16" table:number-columns-repeated="997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0.0298" calcext:value-type="float">
            <text:p>0.0298</text:p>
          </table:table-cell>
          <table:table-cell table:style-name="ce16" office:value-type="float" office:value="0.063" calcext:value-type="float">
            <text:p>0.063</text:p>
          </table:table-cell>
          <table:table-cell table:style-name="ce16" office:value-type="float" office:value="0.0843" calcext:value-type="float">
            <text:p>0.0843</text:p>
          </table:table-cell>
          <table:table-cell table:style-name="ce16" office:value-type="float" office:value="0.1076" calcext:value-type="float">
            <text:p>0.1076</text:p>
          </table:table-cell>
          <table:table-cell table:style-name="ce16" office:value-type="float" office:value="0.1302" calcext:value-type="float">
            <text:p>0.1302</text:p>
          </table:table-cell>
          <table:table-cell table:style-name="ce16" office:value-type="float" office:value="0.1525" calcext:value-type="float">
            <text:p>0.1525</text:p>
          </table:table-cell>
          <table:table-cell table:style-name="ce16" office:value-type="float" office:value="0.1735" calcext:value-type="float">
            <text:p>0.1735</text:p>
          </table:table-cell>
          <table:table-cell table:style-name="ce16" office:value-type="float" office:value="0.1954" calcext:value-type="float">
            <text:p>0.1954</text:p>
          </table:table-cell>
          <table:table-cell table:style-name="ce16" office:value-type="float" office:value="0.2198" calcext:value-type="float">
            <text:p>0.2198</text:p>
          </table:table-cell>
          <table:table-cell table:style-name="ce16" office:value-type="float" office:value="0.2466" calcext:value-type="float">
            <text:p>0.2466</text:p>
          </table:table-cell>
          <table:table-cell table:style-name="ce16" office:value-type="float" office:value="0.2749" calcext:value-type="float">
            <text:p>0.2749</text:p>
          </table:table-cell>
          <table:table-cell table:style-name="ce16" office:value-type="float" office:value="0.2989" calcext:value-type="float">
            <text:p>0.2989</text:p>
          </table:table-cell>
          <table:table-cell table:style-name="ce16" office:value-type="float" office:value="0.33" calcext:value-type="float">
            <text:p>0.33</text:p>
          </table:table-cell>
          <table:table-cell table:style-name="ce16" office:value-type="float" office:value="0.3505" calcext:value-type="float">
            <text:p>0.3505</text:p>
          </table:table-cell>
          <table:table-cell table:style-name="ce16" office:value-type="float" office:value="0.3816" calcext:value-type="float">
            <text:p>0.3816</text:p>
          </table:table-cell>
          <table:table-cell table:style-name="ce16" office:value-type="float" office:value="0.4075" calcext:value-type="float">
            <text:p>0.4075</text:p>
          </table:table-cell>
          <table:table-cell table:style-name="ce16" office:value-type="float" office:value="0.4282" calcext:value-type="float">
            <text:p>0.4282</text:p>
          </table:table-cell>
          <table:table-cell table:style-name="ce16" office:value-type="float" office:value="0.4471" calcext:value-type="float">
            <text:p>0.4471</text:p>
          </table:table-cell>
          <table:table-cell table:style-name="ce16" office:value-type="float" office:value="0.4609" calcext:value-type="float">
            <text:p>0.4609</text:p>
          </table:table-cell>
          <table:table-cell table:style-name="ce16" office:value-type="float" office:value="0.4716" calcext:value-type="float">
            <text:p>0.4716</text:p>
          </table:table-cell>
          <table:table-cell table:style-name="ce16" office:value-type="float" office:value="0.482" calcext:value-type="float">
            <text:p>0.482</text:p>
          </table:table-cell>
          <table:table-cell table:style-name="ce16" office:value-type="float" office:value="0.4925" calcext:value-type="float">
            <text:p>0.4925</text:p>
          </table:table-cell>
          <table:table-cell table:style-name="ce16" office:value-type="float" office:value="0.4955" calcext:value-type="float">
            <text:p>0.4955</text:p>
          </table:table-cell>
          <table:table-cell table:style-name="ce16" office:value-type="float" office:value="0.5014" calcext:value-type="float">
            <text:p>0.5014</text:p>
          </table:table-cell>
          <table:table-cell table:style-name="ce16" office:value-type="float" office:value="0.4998" calcext:value-type="float">
            <text:p>0.4998</text:p>
          </table:table-cell>
          <table:table-cell table:style-name="ce16" office:value-type="float" office:value="0.5105" calcext:value-type="float">
            <text:p>0.5105</text:p>
          </table:table-cell>
          <table:table-cell table:style-name="ce16" office:value-type="float" office:value="0.5084" calcext:value-type="float">
            <text:p>0.5084</text:p>
          </table:table-cell>
          <table:table-cell table:style-name="ce16" office:value-type="float" office:value="0.5097" calcext:value-type="float">
            <text:p>0.5097</text:p>
          </table:table-cell>
          <table:table-cell table:style-name="ce16" office:value-type="float" office:value="0.5095" calcext:value-type="float">
            <text:p>0.5095</text:p>
          </table:table-cell>
          <table:table-cell table:style-name="ce16" office:value-type="float" office:value="0.5158" calcext:value-type="float">
            <text:p>0.5158</text:p>
          </table:table-cell>
          <table:table-cell table:style-name="ce16" office:value-type="float" office:value="0.5096" calcext:value-type="float">
            <text:p>0.5096</text:p>
          </table:table-cell>
          <table:table-cell table:style-name="ce16" office:value-type="float" office:value="0.5125" calcext:value-type="float">
            <text:p>0.5125</text:p>
          </table:table-cell>
          <table:table-cell table:style-name="ce16" office:value-type="float" office:value="0.5107" calcext:value-type="float">
            <text:p>0.5107</text:p>
          </table:table-cell>
          <table:table-cell table:style-name="ce16" table:number-columns-repeated="990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0.0199" calcext:value-type="float">
            <text:p>0.0199</text:p>
          </table:table-cell>
          <table:table-cell table:style-name="ce16" office:value-type="float" office:value="0.0468" calcext:value-type="float">
            <text:p>0.0468</text:p>
          </table:table-cell>
          <table:table-cell table:style-name="ce16" office:value-type="float" office:value="0.0734" calcext:value-type="float">
            <text:p>0.0734</text:p>
          </table:table-cell>
          <table:table-cell table:style-name="ce16" office:value-type="float" office:value="0.1123" calcext:value-type="float">
            <text:p>0.1123</text:p>
          </table:table-cell>
          <table:table-cell table:style-name="ce16" office:value-type="float" office:value="0.1426" calcext:value-type="float">
            <text:p>0.1426</text:p>
          </table:table-cell>
          <table:table-cell table:style-name="ce16" office:value-type="float" office:value="0.1743" calcext:value-type="float">
            <text:p>0.1743</text:p>
          </table:table-cell>
          <table:table-cell table:style-name="ce16" office:value-type="float" office:value="0.1982" calcext:value-type="float">
            <text:p>0.1982</text:p>
          </table:table-cell>
          <table:table-cell table:style-name="ce16" office:value-type="float" office:value="0.2244" calcext:value-type="float">
            <text:p>0.2244</text:p>
          </table:table-cell>
          <table:table-cell table:style-name="ce16" office:value-type="float" office:value="0.2452" calcext:value-type="float">
            <text:p>0.2452</text:p>
          </table:table-cell>
          <table:table-cell table:style-name="ce16" office:value-type="float" office:value="0.2626" calcext:value-type="float">
            <text:p>0.2626</text:p>
          </table:table-cell>
          <table:table-cell table:style-name="ce16" office:value-type="float" office:value="0.282" calcext:value-type="float">
            <text:p>0.282</text:p>
          </table:table-cell>
          <table:table-cell table:style-name="ce16" office:value-type="float" office:value="0.3012" calcext:value-type="float">
            <text:p>0.3012</text:p>
          </table:table-cell>
          <table:table-cell table:style-name="ce16" office:value-type="float" office:value="0.3173" calcext:value-type="float">
            <text:p>0.3173</text:p>
          </table:table-cell>
          <table:table-cell table:style-name="ce16" office:value-type="float" office:value="0.3378" calcext:value-type="float">
            <text:p>0.3378</text:p>
          </table:table-cell>
          <table:table-cell table:style-name="ce16" office:value-type="float" office:value="0.3542" calcext:value-type="float">
            <text:p>0.3542</text:p>
          </table:table-cell>
          <table:table-cell table:style-name="ce16" office:value-type="float" office:value="0.365" calcext:value-type="float">
            <text:p>0.365</text:p>
          </table:table-cell>
          <table:table-cell table:style-name="ce16" office:value-type="float" office:value="0.3804" calcext:value-type="float">
            <text:p>0.3804</text:p>
          </table:table-cell>
          <table:table-cell table:style-name="ce16" office:value-type="float" office:value="0.3881" calcext:value-type="float">
            <text:p>0.3881</text:p>
          </table:table-cell>
          <table:table-cell table:style-name="ce16" office:value-type="float" office:value="0.4045" calcext:value-type="float">
            <text:p>0.4045</text:p>
          </table:table-cell>
          <table:table-cell table:style-name="ce16" office:value-type="float" office:value="0.4124" calcext:value-type="float">
            <text:p>0.4124</text:p>
          </table:table-cell>
          <table:table-cell table:style-name="ce16" office:value-type="float" office:value="0.4185" calcext:value-type="float">
            <text:p>0.4185</text:p>
          </table:table-cell>
          <table:table-cell table:style-name="ce16" office:value-type="float" office:value="0.4277" calcext:value-type="float">
            <text:p>0.4277</text:p>
          </table:table-cell>
          <table:table-cell table:style-name="ce16" office:value-type="float" office:value="0.4342" calcext:value-type="float">
            <text:p>0.4342</text:p>
          </table:table-cell>
          <table:table-cell table:style-name="ce16" office:value-type="float" office:value="0.4409" calcext:value-type="float">
            <text:p>0.4409</text:p>
          </table:table-cell>
          <table:table-cell table:style-name="ce16" office:value-type="float" office:value="0.4454" calcext:value-type="float">
            <text:p>0.4454</text:p>
          </table:table-cell>
          <table:table-cell table:style-name="ce16" office:value-type="float" office:value="0.4513" calcext:value-type="float">
            <text:p>0.4513</text:p>
          </table:table-cell>
          <table:table-cell table:style-name="ce16" table:number-columns-repeated="997"/>
        </table:table-row>
        <table:table-row table:style-name="ro1">
          <table:table-cell table:style-name="ce3" office:value-type="string" calcext:value-type="string">
            <text:p>3_2(A)</text:p>
          </table:table-cell>
          <table:table-cell table:style-name="ce17" office:value-type="float" office:value="0.0087" calcext:value-type="float">
            <text:p>0.0087</text:p>
          </table:table-cell>
          <table:table-cell table:number-columns-repeated="12" table:style-name="ce17" office:value-type="float" office:value="0.01" calcext:value-type="float">
            <text:p>0.01</text:p>
          </table:table-cell>
          <table:table-cell table:style-name="ce17" table:number-columns-repeated="1010"/>
        </table:table-row>
        <table:table-row table:style-name="ro1">
          <table:table-cell table:style-name="ce3" office:value-type="string" calcext:value-type="string">
            <text:p>3_3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59" table:style-name="ce17" office:value-type="float" office:value="0.01" calcext:value-type="float">
            <text:p>0.01</text:p>
          </table:table-cell>
          <table:table-cell table:style-name="ce17" table:number-columns-repeated="963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1" table:style-name="ce17" office:value-type="float" office:value="0.01" calcext:value-type="float">
            <text:p>0.01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14" table:style-name="ce17" office:value-type="float" office:value="0.01" calcext:value-type="float">
            <text:p>0.01</text:p>
          </table:table-cell>
          <table:table-cell table:style-name="ce17" table:number-columns-repeated="100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style-name="ce17" office:value-type="float" office:value="0.0092" calcext:value-type="float">
            <text:p>0.0092</text:p>
          </table:table-cell>
          <table:table-cell table:number-columns-repeated="42" table:style-name="ce17" office:value-type="float" office:value="0.01" calcext:value-type="float">
            <text:p>0.01</text:p>
          </table:table-cell>
          <table:table-cell table:style-name="ce17" table:number-columns-repeated="980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style-name="ce17" office:value-type="float" office:value="0.076923077" calcext:value-type="float">
            <text:p>0.076923077</text:p>
          </table:table-cell>
          <table:table-cell table:number-columns-repeated="6" table:style-name="ce17" office:value-type="float" office:value="0.100160256" calcext:value-type="float">
            <text:p>0.100160256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10425" calcext:value-type="float">
            <text:p>0.010425</text:p>
          </table:table-cell>
          <table:table-cell office:value-type="float" office:value="0.008625" calcext:value-type="float">
            <text:p>0.008625</text:p>
          </table:table-cell>
          <table:table-cell office:value-type="float" office:value="0.009925" calcext:value-type="float">
            <text:p>0.00992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0.008325" calcext:value-type="float">
            <text:p>0.008325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9025" calcext:value-type="float">
            <text:p>0.009025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9075" calcext:value-type="float">
            <text:p>0.0090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0.210737179" calcext:value-type="float">
            <text:p>0.210737179</text:p>
          </table:table-cell>
          <table:table-cell office:value-type="float" office:value="0.182291667" calcext:value-type="float">
            <text:p>0.182291667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199919872" calcext:value-type="float">
            <text:p>0.199919872</text:p>
          </table:table-cell>
          <table:table-cell office:value-type="float" office:value="0.203525641" calcext:value-type="float">
            <text:p>0.203525641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6314103" calcext:value-type="float">
            <text:p>0.196314103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2708333" calcext:value-type="float">
            <text:p>0.192708333</text:p>
          </table:table-cell>
          <table:table-cell office:value-type="float" office:value="0.198717949" calcext:value-type="float">
            <text:p>0.198717949</text:p>
          </table:table-cell>
          <table:table-cell office:value-type="float" office:value="0.204727564" calcext:value-type="float">
            <text:p>0.204727564</text:p>
          </table:table-cell>
          <table:table-cell office:value-type="float" office:value="0.200320513" calcext:value-type="float">
            <text:p>0.200320513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209134615" calcext:value-type="float">
            <text:p>0.209134615</text:p>
          </table:table-cell>
          <table:table-cell office:value-type="float" office:value="0.201522436" calcext:value-type="float">
            <text:p>0.2015224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0.210336538" calcext:value-type="float">
            <text:p>0.210336538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7532051" calcext:value-type="float">
            <text:p>0.207532051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4711538" calcext:value-type="float">
            <text:p>0.194711538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5512821" calcext:value-type="float">
            <text:p>0.195512821</text:p>
          </table:table-cell>
          <table:table-cell office:value-type="float" office:value="0.197516026" calcext:value-type="float">
            <text:p>0.197516026</text:p>
          </table:table-cell>
          <table:table-cell office:value-type="float" office:value="0.191105769" calcext:value-type="float">
            <text:p>0.191105769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83092949" calcext:value-type="float">
            <text:p>0.183092949</text:p>
          </table:table-cell>
          <table:table-cell office:value-type="float" office:value="0.193910256" calcext:value-type="float">
            <text:p>0.193910256</text:p>
          </table:table-cell>
          <table:table-cell office:value-type="float" office:value="0.199519231" calcext:value-type="float">
            <text:p>0.199519231</text:p>
          </table:table-cell>
          <table:table-cell office:value-type="float" office:value="0.204326923" calcext:value-type="float">
            <text:p>0.204326923</text:p>
          </table:table-cell>
          <table:table-cell office:value-type="float" office:value="0.188701923" calcext:value-type="float">
            <text:p>0.188701923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200721154" calcext:value-type="float">
            <text:p>0.200721154</text:p>
          </table:table-cell>
          <table:table-cell office:value-type="float" office:value="0.195112179" calcext:value-type="float">
            <text:p>0.195112179</text:p>
          </table:table-cell>
          <table:table-cell office:value-type="float" office:value="0.19911859" calcext:value-type="float">
            <text:p>0.19911859</text:p>
          </table:table-cell>
          <table:table-cell office:value-type="float" office:value="0.193108974" calcext:value-type="float">
            <text:p>0.19310897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0.196714744" calcext:value-type="float">
            <text:p>0.196714744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190705128" calcext:value-type="float">
            <text:p>0.190705128</text:p>
          </table:table-cell>
          <table:table-cell office:value-type="float" office:value="0.197115385" calcext:value-type="float">
            <text:p>0.197115385</text:p>
          </table:table-cell>
          <table:table-cell office:value-type="float" office:value="0.208333333" calcext:value-type="float">
            <text:p>0.208333333</text:p>
          </table:table-cell>
          <table:table-cell office:value-type="float" office:value="0.213942308" calcext:value-type="float">
            <text:p>0.213942308</text:p>
          </table:table-cell>
          <table:table-cell office:value-type="float" office:value="0.202724359" calcext:value-type="float">
            <text:p>0.202724359</text:p>
          </table:table-cell>
          <table:table-cell office:value-type="float" office:value="0.205528846" calcext:value-type="float">
            <text:p>0.205528846</text:p>
          </table:table-cell>
          <table:table-cell office:value-type="float" office:value="0.199519231" calcext:value-type="float">
            <text:p>0.199519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2036" calcext:value-type="float">
            <text:p>0.2036</text:p>
          </table:table-cell>
          <table:table-cell office:value-type="float" office:value="0.194" calcext:value-type="float">
            <text:p>0.194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12" calcext:value-type="float">
            <text:p>0.2012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1992" calcext:value-type="float">
            <text:p>0.199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6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5" calcext:value-type="float">
            <text:p>0.0095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.Loss" table:style-name="ta1">
        <table:table-column table:style-name="co1" table:default-cell-style-name="ce1"/>
        <table:table-column table:style-name="co18" table:number-columns-repeated="7" table:default-cell-style-name="Default"/>
        <table:table-column table:style-name="co19" table:number-columns-repeated="16" table:default-cell-style-name="Default"/>
        <table:table-column table:style-name="co14" table:number-columns-repeated="7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" table:default-cell-style-name="Default"/>
        <table:table-column table:style-name="co12" table:number-columns-repeated="981" table:default-cell-style-name="Default"/>
        <table:table-row table:style-name="ro1">
          <table:table-cell office:value-type="string" calcext:value-type="string">
            <text:p>Model</text:p>
          </table:table-cell>
          <table:table-cell table:style-name="ce16" office:value-type="string" calcext:value-type="string">
            <text:p>Val_lo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1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2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3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4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5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6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7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8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_9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_1</text:p>
          </table:table-cell>
          <table:table-cell table:number-columns-repeated="6" office:value-type="float" office:value="16.1181" calcext:value-type="float">
            <text:p>16.11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_2</text:p>
          </table:table-cell>
          <table:table-cell office:value-type="float" office:value="7.5693" calcext:value-type="float">
            <text:p>7.5693</text:p>
          </table:table-cell>
          <table:table-cell office:value-type="float" office:value="8.3964" calcext:value-type="float">
            <text:p>8.3964</text:p>
          </table:table-cell>
          <table:table-cell office:value-type="float" office:value="8.8386" calcext:value-type="float">
            <text:p>8.8386</text:p>
          </table:table-cell>
          <table:table-cell office:value-type="float" office:value="9.1504" calcext:value-type="float">
            <text:p>9.1504</text:p>
          </table:table-cell>
          <table:table-cell office:value-type="float" office:value="9.3845" calcext:value-type="float">
            <text:p>9.3845</text:p>
          </table:table-cell>
          <table:table-cell office:value-type="float" office:value="9.5728" calcext:value-type="float">
            <text:p>9.5728</text:p>
          </table:table-cell>
          <table:table-cell office:value-type="float" office:value="9.7357" calcext:value-type="float">
            <text:p>9.7357</text:p>
          </table:table-cell>
          <table:table-cell office:value-type="float" office:value="9.8702" calcext:value-type="float">
            <text:p>9.8702</text:p>
          </table:table-cell>
          <table:table-cell office:value-type="float" office:value="9.9902" calcext:value-type="float">
            <text:p>9.9902</text:p>
          </table:table-cell>
          <table:table-cell office:value-type="float" office:value="10.0984" calcext:value-type="float">
            <text:p>10.0984</text:p>
          </table:table-cell>
          <table:table-cell office:value-type="float" office:value="10.1985" calcext:value-type="float">
            <text:p>10.1985</text:p>
          </table:table-cell>
          <table:table-cell office:value-type="float" office:value="10.2833" calcext:value-type="float">
            <text:p>10.2833</text:p>
          </table:table-cell>
          <table:table-cell office:value-type="float" office:value="10.3672" calcext:value-type="float">
            <text:p>10.3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_3</text:p>
          </table:table-cell>
          <table:table-cell table:style-name="ce16" office:value-type="float" office:value="8.9331" calcext:value-type="float">
            <text:p>8.9331</text:p>
          </table:table-cell>
          <table:table-cell table:style-name="ce16" office:value-type="float" office:value="10.3836" calcext:value-type="float">
            <text:p>10.3836</text:p>
          </table:table-cell>
          <table:table-cell table:style-name="ce16" office:value-type="float" office:value="11.1609" calcext:value-type="float">
            <text:p>11.1609</text:p>
          </table:table-cell>
          <table:table-cell table:style-name="ce16" office:value-type="float" office:value="11.1426" calcext:value-type="float">
            <text:p>11.1426</text:p>
          </table:table-cell>
          <table:table-cell table:style-name="ce16" office:value-type="float" office:value="11.8307" calcext:value-type="float">
            <text:p>11.8307</text:p>
          </table:table-cell>
          <table:table-cell table:style-name="ce16" office:value-type="float" office:value="11.7707" calcext:value-type="float">
            <text:p>11.7707</text:p>
          </table:table-cell>
          <table:table-cell table:style-name="ce16" office:value-type="float" office:value="12.5168" calcext:value-type="float">
            <text:p>12.5168</text:p>
          </table:table-cell>
          <table:table-cell table:style-name="ce16" office:value-type="float" office:value="13.3239" calcext:value-type="float">
            <text:p>13.3239</text:p>
          </table:table-cell>
          <table:table-cell table:style-name="ce16" office:value-type="float" office:value="13.0544" calcext:value-type="float">
            <text:p>13.0544</text:p>
          </table:table-cell>
          <table:table-cell table:style-name="ce16" office:value-type="float" office:value="12.5712" calcext:value-type="float">
            <text:p>12.5712</text:p>
          </table:table-cell>
          <table:table-cell table:style-name="ce16" office:value-type="float" office:value="13.5799" calcext:value-type="float">
            <text:p>13.5799</text:p>
          </table:table-cell>
          <table:table-cell table:style-name="ce16" office:value-type="float" office:value="14.0973" calcext:value-type="float">
            <text:p>14.0973</text:p>
          </table:table-cell>
          <table:table-cell table:style-name="ce16" office:value-type="float" office:value="13.2983" calcext:value-type="float">
            <text:p>13.2983</text:p>
          </table:table-cell>
          <table:table-cell table:style-name="ce16" office:value-type="float" office:value="13.0648" calcext:value-type="float">
            <text:p>13.0648</text:p>
          </table:table-cell>
          <table:table-cell table:style-name="ce16" office:value-type="float" office:value="13.8494" calcext:value-type="float">
            <text:p>13.8494</text:p>
          </table:table-cell>
          <table:table-cell table:style-name="ce16" office:value-type="float" office:value="13.976" calcext:value-type="float">
            <text:p>13.976</text:p>
          </table:table-cell>
          <table:table-cell table:style-name="ce16" office:value-type="float" office:value="13.6303" calcext:value-type="float">
            <text:p>13.6303</text:p>
          </table:table-cell>
          <table:table-cell table:style-name="ce16" office:value-type="float" office:value="14.6309" calcext:value-type="float">
            <text:p>14.6309</text:p>
          </table:table-cell>
          <table:table-cell table:style-name="ce16" office:value-type="float" office:value="14.0997" calcext:value-type="float">
            <text:p>14.0997</text:p>
          </table:table-cell>
          <table:table-cell table:style-name="ce16" office:value-type="float" office:value="13.5663" calcext:value-type="float">
            <text:p>13.5663</text:p>
          </table:table-cell>
          <table:table-cell table:style-name="ce16" office:value-type="float" office:value="13.7258" calcext:value-type="float">
            <text:p>13.7258</text:p>
          </table:table-cell>
          <table:table-cell table:style-name="ce16" office:value-type="float" office:value="14.5367" calcext:value-type="float">
            <text:p>14.5367</text:p>
          </table:table-cell>
          <table:table-cell table:style-name="ce16" office:value-type="float" office:value="13.48" calcext:value-type="float">
            <text:p>13.48</text:p>
          </table:table-cell>
          <table:table-cell table:style-name="ce16" office:value-type="float" office:value="13.0198" calcext:value-type="float">
            <text:p>13.0198</text:p>
          </table:table-cell>
          <table:table-cell table:style-name="ce16" office:value-type="float" office:value="13.6955" calcext:value-type="float">
            <text:p>13.6955</text:p>
          </table:table-cell>
          <table:table-cell table:style-name="ce16" office:value-type="float" office:value="14.3278" calcext:value-type="float">
            <text:p>14.3278</text:p>
          </table:table-cell>
          <table:table-cell table:style-name="ce16" office:value-type="float" office:value="15.4395" calcext:value-type="float">
            <text:p>15.4395</text:p>
          </table:table-cell>
          <table:table-cell table:style-name="ce16" office:value-type="float" office:value="13.9988" calcext:value-type="float">
            <text:p>13.9988</text:p>
          </table:table-cell>
          <table:table-cell table:style-name="ce16" office:value-type="float" office:value="15.2638" calcext:value-type="float">
            <text:p>15.2638</text:p>
          </table:table-cell>
          <table:table-cell table:style-name="ce16" office:value-type="float" office:value="14.459" calcext:value-type="float">
            <text:p>14.459</text:p>
          </table:table-cell>
          <table:table-cell table:style-name="ce16" table:number-columns-repeated="993"/>
        </table:table-row>
        <table:table-row table:style-name="ro1">
          <table:table-cell office:value-type="string" calcext:value-type="string">
            <text:p>2_4</text:p>
          </table:table-cell>
          <table:table-cell office:value-type="float" office:value="8.1905" calcext:value-type="float">
            <text:p>8.1905</text:p>
          </table:table-cell>
          <table:table-cell office:value-type="float" office:value="8.9034" calcext:value-type="float">
            <text:p>8.9034</text:p>
          </table:table-cell>
          <table:table-cell office:value-type="float" office:value="9.3141" calcext:value-type="float">
            <text:p>9.3141</text:p>
          </table:table-cell>
          <table:table-cell office:value-type="float" office:value="9.5994" calcext:value-type="float">
            <text:p>9.5994</text:p>
          </table:table-cell>
          <table:table-cell office:value-type="float" office:value="9.835" calcext:value-type="float">
            <text:p>9.835</text:p>
          </table:table-cell>
          <table:table-cell office:value-type="float" office:value="10.0167" calcext:value-type="float">
            <text:p>10.0167</text:p>
          </table:table-cell>
          <table:table-cell office:value-type="float" office:value="10.1627" calcext:value-type="float">
            <text:p>10.1627</text:p>
          </table:table-cell>
          <table:table-cell office:value-type="float" office:value="10.3022" calcext:value-type="float">
            <text:p>10.3022</text:p>
          </table:table-cell>
          <table:table-cell office:value-type="float" office:value="10.4194" calcext:value-type="float">
            <text:p>10.4194</text:p>
          </table:table-cell>
          <table:table-cell office:value-type="float" office:value="10.5298" calcext:value-type="float">
            <text:p>10.5298</text:p>
          </table:table-cell>
          <table:table-cell office:value-type="float" office:value="10.6196" calcext:value-type="float">
            <text:p>10.6196</text:p>
          </table:table-cell>
          <table:table-cell office:value-type="float" office:value="10.7043" calcext:value-type="float">
            <text:p>10.7043</text:p>
          </table:table-cell>
          <table:table-cell office:value-type="float" office:value="10.7812" calcext:value-type="float">
            <text:p>10.7812</text:p>
          </table:table-cell>
          <table:table-cell office:value-type="float" office:value="10.8575" calcext:value-type="float">
            <text:p>10.85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_5</text:p>
          </table:table-cell>
          <table:table-cell table:style-name="ce16" office:value-type="float" office:value="8.6204" calcext:value-type="float">
            <text:p>8.6204</text:p>
          </table:table-cell>
          <table:table-cell table:style-name="ce16" office:value-type="float" office:value="9.8912" calcext:value-type="float">
            <text:p>9.8912</text:p>
          </table:table-cell>
          <table:table-cell table:style-name="ce16" office:value-type="float" office:value="11.6231" calcext:value-type="float">
            <text:p>11.6231</text:p>
          </table:table-cell>
          <table:table-cell table:style-name="ce16" office:value-type="float" office:value="12.0144" calcext:value-type="float">
            <text:p>12.0144</text:p>
          </table:table-cell>
          <table:table-cell table:style-name="ce16" office:value-type="float" office:value="12.4009" calcext:value-type="float">
            <text:p>12.4009</text:p>
          </table:table-cell>
          <table:table-cell table:style-name="ce16" office:value-type="float" office:value="12.3591" calcext:value-type="float">
            <text:p>12.3591</text:p>
          </table:table-cell>
          <table:table-cell table:style-name="ce16" office:value-type="float" office:value="12.5447" calcext:value-type="float">
            <text:p>12.5447</text:p>
          </table:table-cell>
          <table:table-cell table:style-name="ce16" office:value-type="float" office:value="12.5434" calcext:value-type="float">
            <text:p>12.5434</text:p>
          </table:table-cell>
          <table:table-cell table:style-name="ce16" office:value-type="float" office:value="13.1338" calcext:value-type="float">
            <text:p>13.1338</text:p>
          </table:table-cell>
          <table:table-cell table:style-name="ce16" office:value-type="float" office:value="13.3269" calcext:value-type="float">
            <text:p>13.3269</text:p>
          </table:table-cell>
          <table:table-cell table:style-name="ce16" office:value-type="float" office:value="13.8449" calcext:value-type="float">
            <text:p>13.8449</text:p>
          </table:table-cell>
          <table:table-cell table:style-name="ce16" office:value-type="float" office:value="13.1126" calcext:value-type="float">
            <text:p>13.1126</text:p>
          </table:table-cell>
          <table:table-cell table:style-name="ce16" office:value-type="float" office:value="13.9994" calcext:value-type="float">
            <text:p>13.9994</text:p>
          </table:table-cell>
          <table:table-cell table:style-name="ce16" office:value-type="float" office:value="13.7126" calcext:value-type="float">
            <text:p>13.7126</text:p>
          </table:table-cell>
          <table:table-cell table:style-name="ce16" office:value-type="float" office:value="12.8111" calcext:value-type="float">
            <text:p>12.8111</text:p>
          </table:table-cell>
          <table:table-cell table:style-name="ce16" office:value-type="float" office:value="13.274" calcext:value-type="float">
            <text:p>13.274</text:p>
          </table:table-cell>
          <table:table-cell table:style-name="ce16" office:value-type="float" office:value="14.0464" calcext:value-type="float">
            <text:p>14.0464</text:p>
          </table:table-cell>
          <table:table-cell table:style-name="ce16" office:value-type="float" office:value="13.3175" calcext:value-type="float">
            <text:p>13.3175</text:p>
          </table:table-cell>
          <table:table-cell table:style-name="ce16" office:value-type="float" office:value="13.5749" calcext:value-type="float">
            <text:p>13.5749</text:p>
          </table:table-cell>
          <table:table-cell table:style-name="ce16" office:value-type="float" office:value="12.6319" calcext:value-type="float">
            <text:p>12.6319</text:p>
          </table:table-cell>
          <table:table-cell table:style-name="ce16" office:value-type="float" office:value="14.8083" calcext:value-type="float">
            <text:p>14.8083</text:p>
          </table:table-cell>
          <table:table-cell table:style-name="ce16" office:value-type="float" office:value="12.2278" calcext:value-type="float">
            <text:p>12.2278</text:p>
          </table:table-cell>
          <table:table-cell table:style-name="ce16" office:value-type="float" office:value="15.2505" calcext:value-type="float">
            <text:p>15.2505</text:p>
          </table:table-cell>
          <table:table-cell table:style-name="ce16" office:value-type="float" office:value="12.8873" calcext:value-type="float">
            <text:p>12.8873</text:p>
          </table:table-cell>
          <table:table-cell table:style-name="ce16" office:value-type="float" office:value="9.4506" calcext:value-type="float">
            <text:p>9.4506</text:p>
          </table:table-cell>
          <table:table-cell table:style-name="ce16" office:value-type="float" office:value="8.4549" calcext:value-type="float">
            <text:p>8.4549</text:p>
          </table:table-cell>
          <table:table-cell table:style-name="ce16" office:value-type="float" office:value="10.9744" calcext:value-type="float">
            <text:p>10.9744</text:p>
          </table:table-cell>
          <table:table-cell table:style-name="ce16" office:value-type="float" office:value="8.6497" calcext:value-type="float">
            <text:p>8.6497</text:p>
          </table:table-cell>
          <table:table-cell table:style-name="ce16" office:value-type="float" office:value="9.0127" calcext:value-type="float">
            <text:p>9.0127</text:p>
          </table:table-cell>
          <table:table-cell table:style-name="ce16" office:value-type="float" office:value="7.4324" calcext:value-type="float">
            <text:p>7.4324</text:p>
          </table:table-cell>
          <table:table-cell table:style-name="ce16" office:value-type="float" office:value="7.5003" calcext:value-type="float">
            <text:p>7.5003</text:p>
          </table:table-cell>
          <table:table-cell table:style-name="ce16" office:value-type="float" office:value="7.4439" calcext:value-type="float">
            <text:p>7.4439</text:p>
          </table:table-cell>
          <table:table-cell table:style-name="ce16" office:value-type="float" office:value="10.0095" calcext:value-type="float">
            <text:p>10.0095</text:p>
          </table:table-cell>
          <table:table-cell table:style-name="ce16" office:value-type="float" office:value="7.13" calcext:value-type="float">
            <text:p>7.13</text:p>
          </table:table-cell>
          <table:table-cell table:style-name="ce16" office:value-type="float" office:value="7.5726" calcext:value-type="float">
            <text:p>7.5726</text:p>
          </table:table-cell>
          <table:table-cell table:style-name="ce16" office:value-type="float" office:value="7.934" calcext:value-type="float">
            <text:p>7.934</text:p>
          </table:table-cell>
          <table:table-cell table:style-name="ce16" office:value-type="float" office:value="7.256" calcext:value-type="float">
            <text:p>7.256</text:p>
          </table:table-cell>
          <table:table-cell table:style-name="ce16" office:value-type="float" office:value="9.1026" calcext:value-type="float">
            <text:p>9.1026</text:p>
          </table:table-cell>
          <table:table-cell table:style-name="ce16" office:value-type="float" office:value="9.9649" calcext:value-type="float">
            <text:p>9.9649</text:p>
          </table:table-cell>
          <table:table-cell table:style-name="ce16" office:value-type="float" office:value="7.1381" calcext:value-type="float">
            <text:p>7.1381</text:p>
          </table:table-cell>
          <table:table-cell table:style-name="ce16" office:value-type="float" office:value="8.9302" calcext:value-type="float">
            <text:p>8.9302</text:p>
          </table:table-cell>
          <table:table-cell table:style-name="ce16" office:value-type="float" office:value="9.2531" calcext:value-type="float">
            <text:p>9.2531</text:p>
          </table:table-cell>
          <table:table-cell table:style-name="ce16" table:number-columns-repeated="981"/>
        </table:table-row>
        <table:table-row table:style-name="ro1">
          <table:table-cell office:value-type="string" calcext:value-type="string">
            <text:p>2_6</text:p>
          </table:table-cell>
          <table:table-cell table:style-name="ce16" office:value-type="float" office:value="8.2905" calcext:value-type="float">
            <text:p>8.2905</text:p>
          </table:table-cell>
          <table:table-cell table:style-name="ce16" office:value-type="float" office:value="9.0143" calcext:value-type="float">
            <text:p>9.0143</text:p>
          </table:table-cell>
          <table:table-cell table:style-name="ce16" office:value-type="float" office:value="10.589" calcext:value-type="float">
            <text:p>10.589</text:p>
          </table:table-cell>
          <table:table-cell table:style-name="ce16" office:value-type="float" office:value="11.2995" calcext:value-type="float">
            <text:p>11.2995</text:p>
          </table:table-cell>
          <table:table-cell table:style-name="ce16" office:value-type="float" office:value="12.3527" calcext:value-type="float">
            <text:p>12.3527</text:p>
          </table:table-cell>
          <table:table-cell table:style-name="ce16" office:value-type="float" office:value="11.8603" calcext:value-type="float">
            <text:p>11.8603</text:p>
          </table:table-cell>
          <table:table-cell table:style-name="ce16" office:value-type="float" office:value="11.9688" calcext:value-type="float">
            <text:p>11.9688</text:p>
          </table:table-cell>
          <table:table-cell table:style-name="ce16" office:value-type="float" office:value="12.3332" calcext:value-type="float">
            <text:p>12.3332</text:p>
          </table:table-cell>
          <table:table-cell table:style-name="ce16" office:value-type="float" office:value="11.9661" calcext:value-type="float">
            <text:p>11.9661</text:p>
          </table:table-cell>
          <table:table-cell table:style-name="ce16" office:value-type="float" office:value="12.2504" calcext:value-type="float">
            <text:p>12.2504</text:p>
          </table:table-cell>
          <table:table-cell table:style-name="ce16" office:value-type="float" office:value="11.0898" calcext:value-type="float">
            <text:p>11.0898</text:p>
          </table:table-cell>
          <table:table-cell table:style-name="ce16" office:value-type="float" office:value="12.2485" calcext:value-type="float">
            <text:p>12.2485</text:p>
          </table:table-cell>
          <table:table-cell table:style-name="ce16" office:value-type="float" office:value="11.2383" calcext:value-type="float">
            <text:p>11.2383</text:p>
          </table:table-cell>
          <table:table-cell table:style-name="ce16" office:value-type="float" office:value="10.8918" calcext:value-type="float">
            <text:p>10.8918</text:p>
          </table:table-cell>
          <table:table-cell table:style-name="ce16" office:value-type="float" office:value="10.5116" calcext:value-type="float">
            <text:p>10.5116</text:p>
          </table:table-cell>
          <table:table-cell table:style-name="ce16" office:value-type="float" office:value="10.6063" calcext:value-type="float">
            <text:p>10.6063</text:p>
          </table:table-cell>
          <table:table-cell table:style-name="ce16" office:value-type="float" office:value="9.8827" calcext:value-type="float">
            <text:p>9.8827</text:p>
          </table:table-cell>
          <table:table-cell table:style-name="ce16" office:value-type="float" office:value="9.5472" calcext:value-type="float">
            <text:p>9.5472</text:p>
          </table:table-cell>
          <table:table-cell table:style-name="ce16" office:value-type="float" office:value="9.6379" calcext:value-type="float">
            <text:p>9.6379</text:p>
          </table:table-cell>
          <table:table-cell table:style-name="ce16" office:value-type="float" office:value="8.7152" calcext:value-type="float">
            <text:p>8.7152</text:p>
          </table:table-cell>
          <table:table-cell table:style-name="ce16" office:value-type="float" office:value="7.3768" calcext:value-type="float">
            <text:p>7.3768</text:p>
          </table:table-cell>
          <table:table-cell table:style-name="ce16" office:value-type="float" office:value="8.8678" calcext:value-type="float">
            <text:p>8.8678</text:p>
          </table:table-cell>
          <table:table-cell table:style-name="ce16" office:value-type="float" office:value="8.2204" calcext:value-type="float">
            <text:p>8.2204</text:p>
          </table:table-cell>
          <table:table-cell table:style-name="ce16" office:value-type="float" office:value="7.0995" calcext:value-type="float">
            <text:p>7.0995</text:p>
          </table:table-cell>
          <table:table-cell table:style-name="ce16" office:value-type="float" office:value="6.8071" calcext:value-type="float">
            <text:p>6.8071</text:p>
          </table:table-cell>
          <table:table-cell table:style-name="ce16" office:value-type="float" office:value="7.371" calcext:value-type="float">
            <text:p>7.371</text:p>
          </table:table-cell>
          <table:table-cell table:style-name="ce16" office:value-type="float" office:value="7.2839" calcext:value-type="float">
            <text:p>7.2839</text:p>
          </table:table-cell>
          <table:table-cell table:style-name="ce16" office:value-type="float" office:value="6.6003" calcext:value-type="float">
            <text:p>6.6003</text:p>
          </table:table-cell>
          <table:table-cell table:style-name="ce16" office:value-type="float" office:value="6.6748" calcext:value-type="float">
            <text:p>6.6748</text:p>
          </table:table-cell>
          <table:table-cell table:style-name="ce16" office:value-type="float" office:value="6.9787" calcext:value-type="float">
            <text:p>6.9787</text:p>
          </table:table-cell>
          <table:table-cell table:style-name="ce16" table:number-columns-repeated="993"/>
        </table:table-row>
        <table:table-row table:style-name="ro1">
          <table:table-cell office:value-type="string" calcext:value-type="string">
            <text:p>2_7(S)</text:p>
          </table:table-cell>
          <table:table-cell table:style-name="ce16" office:value-type="float" office:value="7.8762" calcext:value-type="float">
            <text:p>7.8762</text:p>
          </table:table-cell>
          <table:table-cell table:style-name="ce16" office:value-type="float" office:value="10.0574" calcext:value-type="float">
            <text:p>10.0574</text:p>
          </table:table-cell>
          <table:table-cell table:style-name="ce16" office:value-type="float" office:value="10.7953" calcext:value-type="float">
            <text:p>10.7953</text:p>
          </table:table-cell>
          <table:table-cell table:style-name="ce16" office:value-type="float" office:value="10.9971" calcext:value-type="float">
            <text:p>10.9971</text:p>
          </table:table-cell>
          <table:table-cell table:style-name="ce16" office:value-type="float" office:value="11.3318" calcext:value-type="float">
            <text:p>11.3318</text:p>
          </table:table-cell>
          <table:table-cell table:style-name="ce16" office:value-type="float" office:value="11.664" calcext:value-type="float">
            <text:p>11.664</text:p>
          </table:table-cell>
          <table:table-cell table:style-name="ce16" office:value-type="float" office:value="12.1891" calcext:value-type="float">
            <text:p>12.1891</text:p>
          </table:table-cell>
          <table:table-cell table:style-name="ce16" office:value-type="float" office:value="12.0835" calcext:value-type="float">
            <text:p>12.0835</text:p>
          </table:table-cell>
          <table:table-cell table:style-name="ce16" office:value-type="float" office:value="12.8172" calcext:value-type="float">
            <text:p>12.8172</text:p>
          </table:table-cell>
          <table:table-cell table:style-name="ce16" office:value-type="float" office:value="13.2063" calcext:value-type="float">
            <text:p>13.2063</text:p>
          </table:table-cell>
          <table:table-cell table:style-name="ce16" office:value-type="float" office:value="12.7759" calcext:value-type="float">
            <text:p>12.7759</text:p>
          </table:table-cell>
          <table:table-cell table:style-name="ce16" office:value-type="float" office:value="12.6522" calcext:value-type="float">
            <text:p>12.6522</text:p>
          </table:table-cell>
          <table:table-cell table:style-name="ce16" office:value-type="float" office:value="12.1573" calcext:value-type="float">
            <text:p>12.1573</text:p>
          </table:table-cell>
          <table:table-cell table:style-name="ce16" office:value-type="float" office:value="13.4454" calcext:value-type="float">
            <text:p>13.4454</text:p>
          </table:table-cell>
          <table:table-cell table:style-name="ce16" office:value-type="float" office:value="13.4357" calcext:value-type="float">
            <text:p>13.4357</text:p>
          </table:table-cell>
          <table:table-cell table:style-name="ce16" office:value-type="float" office:value="11.9677" calcext:value-type="float">
            <text:p>11.9677</text:p>
          </table:table-cell>
          <table:table-cell table:style-name="ce16" office:value-type="float" office:value="10.8827" calcext:value-type="float">
            <text:p>10.8827</text:p>
          </table:table-cell>
          <table:table-cell table:style-name="ce16" office:value-type="float" office:value="10.0502" calcext:value-type="float">
            <text:p>10.0502</text:p>
          </table:table-cell>
          <table:table-cell table:style-name="ce16" office:value-type="float" office:value="11.7209" calcext:value-type="float">
            <text:p>11.7209</text:p>
          </table:table-cell>
          <table:table-cell table:style-name="ce16" office:value-type="float" office:value="11.2186" calcext:value-type="float">
            <text:p>11.2186</text:p>
          </table:table-cell>
          <table:table-cell table:style-name="ce16" office:value-type="float" office:value="11.809" calcext:value-type="float">
            <text:p>11.809</text:p>
          </table:table-cell>
          <table:table-cell table:style-name="ce16" office:value-type="float" office:value="13.3015" calcext:value-type="float">
            <text:p>13.3015</text:p>
          </table:table-cell>
          <table:table-cell table:style-name="ce16" office:value-type="float" office:value="11.8768" calcext:value-type="float">
            <text:p>11.8768</text:p>
          </table:table-cell>
          <table:table-cell table:style-name="ce16" office:value-type="float" office:value="9.4332" calcext:value-type="float">
            <text:p>9.4332</text:p>
          </table:table-cell>
          <table:table-cell table:style-name="ce16" office:value-type="float" office:value="8.2343" calcext:value-type="float">
            <text:p>8.2343</text:p>
          </table:table-cell>
          <table:table-cell table:style-name="ce16" office:value-type="float" office:value="12.55" calcext:value-type="float">
            <text:p>12.55</text:p>
          </table:table-cell>
          <table:table-cell table:style-name="ce16" office:value-type="float" office:value="12.0242" calcext:value-type="float">
            <text:p>12.0242</text:p>
          </table:table-cell>
          <table:table-cell table:style-name="ce16" office:value-type="float" office:value="7.4672" calcext:value-type="float">
            <text:p>7.4672</text:p>
          </table:table-cell>
          <table:table-cell table:style-name="ce16" office:value-type="float" office:value="9.0775" calcext:value-type="float">
            <text:p>9.0775</text:p>
          </table:table-cell>
          <table:table-cell table:style-name="ce16" office:value-type="float" office:value="10.8727" calcext:value-type="float">
            <text:p>10.8727</text:p>
          </table:table-cell>
          <table:table-cell table:style-name="ce16" office:value-type="float" office:value="9.1578" calcext:value-type="float">
            <text:p>9.1578</text:p>
          </table:table-cell>
          <table:table-cell table:style-name="ce16" office:value-type="float" office:value="9.965" calcext:value-type="float">
            <text:p>9.965</text:p>
          </table:table-cell>
          <table:table-cell table:style-name="ce16" office:value-type="float" office:value="7.9562" calcext:value-type="float">
            <text:p>7.9562</text:p>
          </table:table-cell>
          <table:table-cell table:style-name="ce16" office:value-type="float" office:value="7.1345" calcext:value-type="float">
            <text:p>7.1345</text:p>
          </table:table-cell>
          <table:table-cell table:style-name="ce16" office:value-type="float" office:value="8.5166" calcext:value-type="float">
            <text:p>8.5166</text:p>
          </table:table-cell>
          <table:table-cell table:style-name="ce16" office:value-type="float" office:value="9.005" calcext:value-type="float">
            <text:p>9.005</text:p>
          </table:table-cell>
          <table:table-cell table:style-name="ce16" office:value-type="float" office:value="9.1969" calcext:value-type="float">
            <text:p>9.1969</text:p>
          </table:table-cell>
          <table:table-cell table:style-name="ce16" office:value-type="float" office:value="9.6317" calcext:value-type="float">
            <text:p>9.6317</text:p>
          </table:table-cell>
          <table:table-cell table:style-name="ce16" table:number-columns-repeated="985"/>
        </table:table-row>
        <table:table-row table:style-name="ro1">
          <table:table-cell office:value-type="string" calcext:value-type="string">
            <text:p>3_1(S)</text:p>
          </table:table-cell>
          <table:table-cell table:style-name="ce16" office:value-type="float" office:value="8.2991" calcext:value-type="float">
            <text:p>8.2991</text:p>
          </table:table-cell>
          <table:table-cell table:style-name="ce16" office:value-type="float" office:value="9.6999" calcext:value-type="float">
            <text:p>9.6999</text:p>
          </table:table-cell>
          <table:table-cell table:style-name="ce16" office:value-type="float" office:value="11.0683" calcext:value-type="float">
            <text:p>11.0683</text:p>
          </table:table-cell>
          <table:table-cell table:style-name="ce16" office:value-type="float" office:value="11.1869" calcext:value-type="float">
            <text:p>11.1869</text:p>
          </table:table-cell>
          <table:table-cell table:style-name="ce16" office:value-type="float" office:value="11.9088" calcext:value-type="float">
            <text:p>11.9088</text:p>
          </table:table-cell>
          <table:table-cell table:style-name="ce16" office:value-type="float" office:value="13.1632" calcext:value-type="float">
            <text:p>13.1632</text:p>
          </table:table-cell>
          <table:table-cell table:style-name="ce16" office:value-type="float" office:value="13.3918" calcext:value-type="float">
            <text:p>13.3918</text:p>
          </table:table-cell>
          <table:table-cell table:style-name="ce16" office:value-type="float" office:value="13.2511" calcext:value-type="float">
            <text:p>13.2511</text:p>
          </table:table-cell>
          <table:table-cell table:style-name="ce16" office:value-type="float" office:value="12.7024" calcext:value-type="float">
            <text:p>12.7024</text:p>
          </table:table-cell>
          <table:table-cell table:style-name="ce16" office:value-type="float" office:value="13.2522" calcext:value-type="float">
            <text:p>13.2522</text:p>
          </table:table-cell>
          <table:table-cell table:style-name="ce16" office:value-type="float" office:value="14.5001" calcext:value-type="float">
            <text:p>14.5001</text:p>
          </table:table-cell>
          <table:table-cell table:style-name="ce16" office:value-type="float" office:value="12.7316" calcext:value-type="float">
            <text:p>12.7316</text:p>
          </table:table-cell>
          <table:table-cell table:style-name="ce16" office:value-type="float" office:value="13.1277" calcext:value-type="float">
            <text:p>13.1277</text:p>
          </table:table-cell>
          <table:table-cell table:style-name="ce16" office:value-type="float" office:value="13.9075" calcext:value-type="float">
            <text:p>13.9075</text:p>
          </table:table-cell>
          <table:table-cell table:style-name="ce16" office:value-type="float" office:value="14.0357" calcext:value-type="float">
            <text:p>14.0357</text:p>
          </table:table-cell>
          <table:table-cell table:style-name="ce16" office:value-type="float" office:value="14.2308" calcext:value-type="float">
            <text:p>14.2308</text:p>
          </table:table-cell>
          <table:table-cell table:style-name="ce16" office:value-type="float" office:value="13.8051" calcext:value-type="float">
            <text:p>13.8051</text:p>
          </table:table-cell>
          <table:table-cell table:style-name="ce16" office:value-type="float" office:value="14.2849" calcext:value-type="float">
            <text:p>14.2849</text:p>
          </table:table-cell>
          <table:table-cell table:style-name="ce16" office:value-type="float" office:value="13.6743" calcext:value-type="float">
            <text:p>13.6743</text:p>
          </table:table-cell>
          <table:table-cell table:style-name="ce16" office:value-type="float" office:value="14.689" calcext:value-type="float">
            <text:p>14.689</text:p>
          </table:table-cell>
          <table:table-cell table:style-name="ce16" office:value-type="float" office:value="13.3987" calcext:value-type="float">
            <text:p>13.3987</text:p>
          </table:table-cell>
          <table:table-cell table:style-name="ce16" office:value-type="float" office:value="11.6244" calcext:value-type="float">
            <text:p>11.6244</text:p>
          </table:table-cell>
          <table:table-cell table:style-name="ce16" office:value-type="float" office:value="13.7381" calcext:value-type="float">
            <text:p>13.7381</text:p>
          </table:table-cell>
          <table:table-cell table:style-name="ce16" office:value-type="float" office:value="11.3059" calcext:value-type="float">
            <text:p>11.3059</text:p>
          </table:table-cell>
          <table:table-cell table:style-name="ce16" office:value-type="float" office:value="13.2775" calcext:value-type="float">
            <text:p>13.2775</text:p>
          </table:table-cell>
          <table:table-cell table:style-name="ce16" office:value-type="float" office:value="13.8127" calcext:value-type="float">
            <text:p>13.8127</text:p>
          </table:table-cell>
          <table:table-cell table:style-name="ce16" office:value-type="float" office:value="14.1761" calcext:value-type="float">
            <text:p>14.1761</text:p>
          </table:table-cell>
          <table:table-cell table:style-name="ce16" office:value-type="float" office:value="14.8865" calcext:value-type="float">
            <text:p>14.8865</text:p>
          </table:table-cell>
          <table:table-cell table:style-name="ce16" office:value-type="float" office:value="14.8885" calcext:value-type="float">
            <text:p>14.8885</text:p>
          </table:table-cell>
          <table:table-cell table:style-name="ce16" office:value-type="float" office:value="10.9326" calcext:value-type="float">
            <text:p>10.9326</text:p>
          </table:table-cell>
          <table:table-cell table:style-name="ce16" table:number-columns-repeated="993"/>
        </table:table-row>
        <table:table-row table:style-name="ro2">
          <table:table-cell table:style-name="ce3" office:value-type="string" calcext:value-type="string">
            <text:p>3_2(A)</text:p>
          </table:table-cell>
          <table:table-cell table:number-columns-repeated="7" table:style-name="ce54" office:value-type="float" office:value="15.957" calcext:value-type="float">
            <text:p>15.957</text:p>
          </table:table-cell>
          <table:table-cell table:style-name="ce17" table:number-columns-repeated="1016"/>
        </table:table-row>
        <table:table-row table:style-name="ro2">
          <table:table-cell table:style-name="ce3" office:value-type="string" calcext:value-type="string">
            <text:p>3_3(A)</text:p>
          </table:table-cell>
          <table:table-cell table:number-columns-repeated="36" table:style-name="ce54" office:value-type="float" office:value="15.957" calcext:value-type="float">
            <text:p>15.957</text:p>
          </table:table-cell>
          <table:table-cell table:style-name="ce17" table:number-columns-repeated="987"/>
        </table:table-row>
        <table:table-row table:style-name="ro1">
          <table:table-cell table:style-name="ce3" office:value-type="string" calcext:value-type="string">
            <text:p>4_1(A)</text:p>
          </table:table-cell>
          <table:table-cell table:number-columns-repeated="12" table:style-name="ce17" office:value-type="float" office:value="15.957" calcext:value-type="float">
            <text:p>15.957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2(A)</text:p>
          </table:table-cell>
          <table:table-cell table:number-columns-repeated="6" table:style-name="ce17" office:value-type="float" office:value="15.957" calcext:value-type="float">
            <text:p>15.957</text:p>
          </table:table-cell>
          <table:table-cell table:style-name="ce17" table:number-columns-repeated="1017"/>
        </table:table-row>
        <table:table-row table:style-name="ro1">
          <table:table-cell table:style-name="ce3" office:value-type="string" calcext:value-type="string">
            <text:p>4_3(A)</text:p>
          </table:table-cell>
          <table:table-cell table:number-columns-repeated="6" table:style-name="ce17" office:value-type="float" office:value="15.957" calcext:value-type="float">
            <text:p>15.957</text:p>
          </table:table-cell>
          <table:table-cell table:style-name="ce17" table:number-columns-repeated="1017"/>
        </table:table-row>
        <table:table-row table:style-name="ro1">
          <table:table-cell table:style-name="ce3" office:value-type="string" calcext:value-type="string">
            <text:p>4_4(A)</text:p>
          </table:table-cell>
          <table:table-cell table:number-columns-repeated="12" table:style-name="ce17" office:value-type="float" office:value="15.957" calcext:value-type="float">
            <text:p>15.957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 calcext:value-type="string">
            <text:p>4_5(A)</text:p>
          </table:table-cell>
          <table:table-cell table:number-columns-repeated="15" table:style-name="ce17" office:value-type="float" office:value="15.957" calcext:value-type="float">
            <text:p>15.957</text:p>
          </table:table-cell>
          <table:table-cell table:style-name="ce17" table:number-columns-repeated="1008"/>
        </table:table-row>
        <table:table-row table:style-name="ro1">
          <table:table-cell table:style-name="ce3" office:value-type="string" calcext:value-type="string">
            <text:p>5_1(A)</text:p>
          </table:table-cell>
          <table:table-cell table:number-columns-repeated="15" table:style-name="ce17" office:value-type="float" office:value="15.957" calcext:value-type="float">
            <text:p>15.957</text:p>
          </table:table-cell>
          <table:table-cell table:style-name="ce17" table:number-columns-repeated="1008"/>
        </table:table-row>
        <table:table-row table:style-name="ro1">
          <table:table-cell table:style-name="ce4" office:value-type="string" calcext:value-type="string">
            <text:p>6_1(N)</text:p>
          </table:table-cell>
          <table:table-cell table:number-columns-repeated="7" table:style-name="ce17" office:value-type="float" office:value="14.506291016" calcext:value-type="float">
            <text:p>14.506291016</text:p>
          </table:table-cell>
          <table:table-cell table:style-name="ce17" table:number-columns-repeated="1016"/>
        </table:table-row>
        <table:table-row table:style-name="ro1">
          <table:table-cell office:value-type="string" calcext:value-type="string">
            <text:p>7_1</text:p>
          </table:table-cell>
          <table:table-cell office:value-type="float" office:value="4.608626319" calcext:value-type="float">
            <text:p>4.608626319</text:p>
          </table:table-cell>
          <table:table-cell office:value-type="float" office:value="4.60760121" calcext:value-type="float">
            <text:p>4.60760121</text:p>
          </table:table-cell>
          <table:table-cell office:value-type="float" office:value="4.607316206" calcext:value-type="float">
            <text:p>4.607316206</text:p>
          </table:table-cell>
          <table:table-cell office:value-type="float" office:value="4.607993893" calcext:value-type="float">
            <text:p>4.607993893</text:p>
          </table:table-cell>
          <table:table-cell office:value-type="float" office:value="4.608229855" calcext:value-type="float">
            <text:p>4.608229855</text:p>
          </table:table-cell>
          <table:table-cell office:value-type="float" office:value="4.607549178" calcext:value-type="float">
            <text:p>4.607549178</text:p>
          </table:table-cell>
          <table:table-cell office:value-type="float" office:value="4.60898569" calcext:value-type="float">
            <text:p>4.60898569</text:p>
          </table:table-cell>
          <table:table-cell office:value-type="float" office:value="4.607841344" calcext:value-type="float">
            <text:p>4.607841344</text:p>
          </table:table-cell>
          <table:table-cell office:value-type="float" office:value="4.607791953" calcext:value-type="float">
            <text:p>4.607791953</text:p>
          </table:table-cell>
          <table:table-cell office:value-type="float" office:value="4.607562045" calcext:value-type="float">
            <text:p>4.607562045</text:p>
          </table:table-cell>
          <table:table-cell office:value-type="float" office:value="4.607792378" calcext:value-type="float">
            <text:p>4.607792378</text:p>
          </table:table-cell>
          <table:table-cell office:value-type="float" office:value="4.608263013" calcext:value-type="float">
            <text:p>4.608263013</text:p>
          </table:table-cell>
          <table:table-cell office:value-type="float" office:value="4.607418559" calcext:value-type="float">
            <text:p>4.607418559</text:p>
          </table:table-cell>
          <table:table-cell office:value-type="float" office:value="4.606874409" calcext:value-type="float">
            <text:p>4.606874409</text:p>
          </table:table-cell>
          <table:table-cell office:value-type="float" office:value="4.607707714" calcext:value-type="float">
            <text:p>4.607707714</text:p>
          </table:table-cell>
          <table:table-cell office:value-type="float" office:value="4.607074746" calcext:value-type="float">
            <text:p>4.607074746</text:p>
          </table:table-cell>
          <table:table-cell office:value-type="float" office:value="4.607666228" calcext:value-type="float">
            <text:p>4.607666228</text:p>
          </table:table-cell>
          <table:table-cell office:value-type="float" office:value="4.607938658" calcext:value-type="float">
            <text:p>4.607938658</text:p>
          </table:table-cell>
          <table:table-cell office:value-type="float" office:value="4.607981633" calcext:value-type="float">
            <text:p>4.607981633</text:p>
          </table:table-cell>
          <table:table-cell office:value-type="float" office:value="4.608744524" calcext:value-type="float">
            <text:p>4.608744524</text:p>
          </table:table-cell>
          <table:table-cell office:value-type="float" office:value="4.607797714" calcext:value-type="float">
            <text:p>4.607797714</text:p>
          </table:table-cell>
          <table:table-cell office:value-type="float" office:value="4.607703261" calcext:value-type="float">
            <text:p>4.607703261</text:p>
          </table:table-cell>
          <table:table-cell office:value-type="float" office:value="4.607825872" calcext:value-type="float">
            <text:p>4.6078258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2</text:p>
          </table:table-cell>
          <table:table-cell office:value-type="float" office:value="1.62304642" calcext:value-type="float">
            <text:p>1.62304642</text:p>
          </table:table-cell>
          <table:table-cell office:value-type="float" office:value="1.624079088" calcext:value-type="float">
            <text:p>1.624079088</text:p>
          </table:table-cell>
          <table:table-cell office:value-type="float" office:value="1.615935297" calcext:value-type="float">
            <text:p>1.615935297</text:p>
          </table:table-cell>
          <table:table-cell office:value-type="float" office:value="1.616156371" calcext:value-type="float">
            <text:p>1.616156371</text:p>
          </table:table-cell>
          <table:table-cell office:value-type="float" office:value="1.614263138" calcext:value-type="float">
            <text:p>1.614263138</text:p>
          </table:table-cell>
          <table:table-cell office:value-type="float" office:value="1.62410239" calcext:value-type="float">
            <text:p>1.62410239</text:p>
          </table:table-cell>
          <table:table-cell office:value-type="float" office:value="1.612710882" calcext:value-type="float">
            <text:p>1.612710882</text:p>
          </table:table-cell>
          <table:table-cell office:value-type="float" office:value="1.617156298" calcext:value-type="float">
            <text:p>1.617156298</text:p>
          </table:table-cell>
          <table:table-cell office:value-type="float" office:value="1.613652848" calcext:value-type="float">
            <text:p>1.613652848</text:p>
          </table:table-cell>
          <table:table-cell office:value-type="float" office:value="1.616930941" calcext:value-type="float">
            <text:p>1.616930941</text:p>
          </table:table-cell>
          <table:table-cell office:value-type="float" office:value="1.617613614" calcext:value-type="float">
            <text:p>1.617613614</text:p>
          </table:table-cell>
          <table:table-cell office:value-type="float" office:value="1.611611669" calcext:value-type="float">
            <text:p>1.611611669</text:p>
          </table:table-cell>
          <table:table-cell office:value-type="float" office:value="1.620455181" calcext:value-type="float">
            <text:p>1.620455181</text:p>
          </table:table-cell>
          <table:table-cell office:value-type="float" office:value="1.621665127" calcext:value-type="float">
            <text:p>1.621665127</text:p>
          </table:table-cell>
          <table:table-cell office:value-type="float" office:value="1.642398649" calcext:value-type="float">
            <text:p>1.642398649</text:p>
          </table:table-cell>
          <table:table-cell office:value-type="float" office:value="1.611431382" calcext:value-type="float">
            <text:p>1.611431382</text:p>
          </table:table-cell>
          <table:table-cell office:value-type="float" office:value="1.611205259" calcext:value-type="float">
            <text:p>1.6112052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_3</text:p>
          </table:table-cell>
          <table:table-cell office:value-type="float" office:value="1.609864867" calcext:value-type="float">
            <text:p>1.609864867</text:p>
          </table:table-cell>
          <table:table-cell office:value-type="float" office:value="1.610593557" calcext:value-type="float">
            <text:p>1.610593557</text:p>
          </table:table-cell>
          <table:table-cell office:value-type="float" office:value="1.616043425" calcext:value-type="float">
            <text:p>1.616043425</text:p>
          </table:table-cell>
          <table:table-cell office:value-type="float" office:value="1.612250895" calcext:value-type="float">
            <text:p>1.612250895</text:p>
          </table:table-cell>
          <table:table-cell office:value-type="float" office:value="1.617733984" calcext:value-type="float">
            <text:p>1.617733984</text:p>
          </table:table-cell>
          <table:table-cell office:value-type="float" office:value="1.6155363" calcext:value-type="float">
            <text:p>1.6155363</text:p>
          </table:table-cell>
          <table:table-cell office:value-type="float" office:value="1.614435437" calcext:value-type="float">
            <text:p>1.614435437</text:p>
          </table:table-cell>
          <table:table-cell office:value-type="float" office:value="1.612716565" calcext:value-type="float">
            <text:p>1.612716565</text:p>
          </table:table-cell>
          <table:table-cell office:value-type="float" office:value="1.611618955" calcext:value-type="float">
            <text:p>1.611618955</text:p>
          </table:table-cell>
          <table:table-cell office:value-type="float" office:value="1.613428357" calcext:value-type="float">
            <text:p>1.613428357</text:p>
          </table:table-cell>
          <table:table-cell office:value-type="float" office:value="1.610655603" calcext:value-type="float">
            <text:p>1.610655603</text:p>
          </table:table-cell>
          <table:table-cell office:value-type="float" office:value="1.617853373" calcext:value-type="float">
            <text:p>1.617853373</text:p>
          </table:table-cell>
          <table:table-cell office:value-type="float" office:value="1.610766102" calcext:value-type="float">
            <text:p>1.610766102</text:p>
          </table:table-cell>
          <table:table-cell office:value-type="float" office:value="1.621902792" calcext:value-type="float">
            <text:p>1.621902792</text:p>
          </table:table-cell>
          <table:table-cell office:value-type="float" office:value="1.611739763" calcext:value-type="float">
            <text:p>1.611739763</text:p>
          </table:table-cell>
          <table:table-cell office:value-type="float" office:value="1.615099597" calcext:value-type="float">
            <text:p>1.615099597</text:p>
          </table:table-cell>
          <table:table-cell office:value-type="float" office:value="1.618665008" calcext:value-type="float">
            <text:p>1.618665008</text:p>
          </table:table-cell>
          <table:table-cell office:value-type="float" office:value="1.611066464" calcext:value-type="float">
            <text:p>1.611066464</text:p>
          </table:table-cell>
          <table:table-cell office:value-type="float" office:value="1.614228434" calcext:value-type="float">
            <text:p>1.614228434</text:p>
          </table:table-cell>
          <table:table-cell office:value-type="float" office:value="1.617911361" calcext:value-type="float">
            <text:p>1.617911361</text:p>
          </table:table-cell>
          <table:table-cell office:value-type="float" office:value="1.61249088" calcext:value-type="float">
            <text:p>1.61249088</text:p>
          </table:table-cell>
          <table:table-cell office:value-type="float" office:value="1.612647757" calcext:value-type="float">
            <text:p>1.612647757</text:p>
          </table:table-cell>
          <table:table-cell office:value-type="float" office:value="1.615600958" calcext:value-type="float">
            <text:p>1.6156009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7_4</text:p>
          </table:table-cell>
          <table:table-cell office:value-type="float" office:value="1.612657193" calcext:value-type="float">
            <text:p>1.612657193</text:p>
          </table:table-cell>
          <table:table-cell office:value-type="float" office:value="1.612050258" calcext:value-type="float">
            <text:p>1.612050258</text:p>
          </table:table-cell>
          <table:table-cell office:value-type="float" office:value="1.614283461" calcext:value-type="float">
            <text:p>1.614283461</text:p>
          </table:table-cell>
          <table:table-cell office:value-type="float" office:value="1.615766908" calcext:value-type="float">
            <text:p>1.615766908</text:p>
          </table:table-cell>
          <table:table-cell office:value-type="float" office:value="1.610156164" calcext:value-type="float">
            <text:p>1.610156164</text:p>
          </table:table-cell>
          <table:table-cell office:value-type="float" office:value="1.618192377" calcext:value-type="float">
            <text:p>1.618192377</text:p>
          </table:table-cell>
          <table:table-cell office:value-type="float" office:value="1.614787613" calcext:value-type="float">
            <text:p>1.614787613</text:p>
          </table:table-cell>
          <table:table-cell office:value-type="float" office:value="1.617527492" calcext:value-type="float">
            <text:p>1.617527492</text:p>
          </table:table-cell>
          <table:table-cell office:value-type="float" office:value="1.615328062" calcext:value-type="float">
            <text:p>1.6153280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_5</text:p>
          </table:table-cell>
          <table:table-cell office:value-type="float" office:value="1.6212" calcext:value-type="float">
            <text:p>1.6212</text:p>
          </table:table-cell>
          <table:table-cell office:value-type="float" office:value="1.6131" calcext:value-type="float">
            <text:p>1.6131</text:p>
          </table:table-cell>
          <table:table-cell office:value-type="float" office:value="1.6125" calcext:value-type="float">
            <text:p>1.612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6106" calcext:value-type="float">
            <text:p>1.6106</text:p>
          </table:table-cell>
          <table:table-cell office:value-type="float" office:value="1.6112" calcext:value-type="float">
            <text:p>1.6112</text:p>
          </table:table-cell>
          <table:table-cell office:value-type="float" office:value="1.6193" calcext:value-type="float">
            <text:p>1.6193</text:p>
          </table:table-cell>
          <table:table-cell office:value-type="float" office:value="1.61" calcext:value-type="float">
            <text:p>1.61</text:p>
          </table:table-cell>
          <table:table-cell office:value-type="float" office:value="1.6156" calcext:value-type="float">
            <text:p>1.6156</text:p>
          </table:table-cell>
          <table:table-cell office:value-type="float" office:value="1.6145" calcext:value-type="float">
            <text:p>1.6145</text:p>
          </table:table-cell>
          <table:table-cell table:number-columns-repeated="2" office:value-type="float" office:value="1.6144" calcext:value-type="float">
            <text:p>1.6144</text:p>
          </table:table-cell>
          <table:table-cell office:value-type="float" office:value="1.6154" calcext:value-type="float">
            <text:p>1.6154</text:p>
          </table:table-cell>
          <table:table-cell office:value-type="float" office:value="1.6208" calcext:value-type="float">
            <text:p>1.6208</text:p>
          </table:table-cell>
          <table:table-cell office:value-type="float" office:value="1.6117" calcext:value-type="float">
            <text:p>1.6117</text:p>
          </table:table-cell>
          <table:table-cell office:value-type="float" office:value="1.6157" calcext:value-type="float">
            <text:p>1.6157</text:p>
          </table:table-cell>
          <table:table-cell office:value-type="float" office:value="1.6199" calcext:value-type="float">
            <text:p>1.6199</text:p>
          </table:table-cell>
          <table:table-cell office:value-type="float" office:value="1.6148" calcext:value-type="float">
            <text:p>1.6148</text:p>
          </table:table-cell>
          <table:table-cell office:value-type="float" office:value="1.6187" calcext:value-type="float">
            <text:p>1.6187</text:p>
          </table:table-cell>
          <table:table-cell office:value-type="float" office:value="1.6163" calcext:value-type="float">
            <text:p>1.6163</text:p>
          </table:table-cell>
          <table:table-cell office:value-type="float" office:value="1.6144" calcext:value-type="float">
            <text:p>1.6144</text:p>
          </table:table-cell>
          <table:table-cell office:value-type="float" office:value="1.6162" calcext:value-type="float">
            <text:p>1.61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7_6</text:p>
          </table:table-cell>
          <table:table-cell table:number-columns-repeated="2" office:value-type="float" office:value="4.6132" calcext:value-type="float">
            <text:p>4.6132</text:p>
          </table:table-cell>
          <table:table-cell office:value-type="float" office:value="4.6119" calcext:value-type="float">
            <text:p>4.6119</text:p>
          </table:table-cell>
          <table:table-cell office:value-type="float" office:value="4.6121" calcext:value-type="float">
            <text:p>4.6121</text:p>
          </table:table-cell>
          <table:table-cell office:value-type="float" office:value="4.6114" calcext:value-type="float">
            <text:p>4.6114</text:p>
          </table:table-cell>
          <table:table-cell office:value-type="float" office:value="4.6097" calcext:value-type="float">
            <text:p>4.6097</text:p>
          </table:table-cell>
          <table:table-cell office:value-type="float" office:value="4.6108" calcext:value-type="float">
            <text:p>4.6108</text:p>
          </table:table-cell>
          <table:table-cell office:value-type="float" office:value="4.6126" calcext:value-type="float">
            <text:p>4.6126</text:p>
          </table:table-cell>
          <table:table-cell office:value-type="float" office:value="4.6111" calcext:value-type="float">
            <text:p>4.6111</text:p>
          </table:table-cell>
          <table:table-cell office:value-type="float" office:value="4.6125" calcext:value-type="float">
            <text:p>4.6125</text:p>
          </table:table-cell>
          <table:table-cell office:value-type="float" office:value="4.6119" calcext:value-type="float">
            <text:p>4.6119</text:p>
          </table:table-cell>
          <table:table-cell table:number-columns-repeated="101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20:38:13.31791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2:48:04.935712073</meta:creation-date>
    <dc:date>2016-05-25T21:45:12.083245398</dc:date>
    <meta:editing-duration>PT22H32M6S</meta:editing-duration>
    <meta:editing-cycles>40</meta:editing-cycles>
    <meta:generator>LibreOffice/4.2.8.2$Linux_X86_64 LibreOffice_project/420m0$Build-2</meta:generator>
    <meta:document-statistic meta:table-count="4" meta:cell-count="1954" meta:object-count="0"/>
    <meta:user-defined meta:name="qrichtext">1</meta:user-defined>
  </office:meta>
</office:document-meta>
</file>